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2.16cm" svg:height="17.309cm" svg:x="44.027cm" svg:y="28.8cm">
            <draw:object draw:notify-on-update-of-ranges="Лист1.H23:Лист1.H46 Лист1.A19:Лист1.A19 Лист1.G23:Лист1.G46 Лист1.K21:Лист1.K45 Лист1.D19:Лист1.D19 Лист1.J21:Лист1.J45 Лист1.K46:Лист1.K47 Лист1.K48:Лист1.K48 Лист1.J46:Лист1.J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8.121cm" svg:height="16.507cm" svg:x="56.093cm" svg:y="8.053cm">
            <draw:object draw:notify-on-update-of-ranges="Лист1.M21:Лист1.M35 Лист1.M19:Лист1.M19 Лист1.P21:Лист1.P35 Лист1.R21:Лист1.R35 Лист1.R19:Лист1.R19 Лист1.U21:Лист1.U35 Лист1.M37:Лист1.M38 Лист1.P37:Лист1.P38 Лист1.M39:Лист1.M40 Лист1.P39:Лист1.P40" xlink:href="./Object 2" xlink:type="simple" xlink:show="embed" xlink:actuate="onLoad">
              <loext:p text:style-name="P2">0,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2.662cm" svg:height="17.786cm" svg:x="10.486cm" svg:y="23.005cm">
            <draw:object draw:notify-on-update-of-ranges="Лист1.A2:Лист1.A8 Лист1.L1:Лист1.L1 Лист1.K2:Лист1.K8 Лист1.L4:Лист1.L5 Лист1.M1:Лист1.M1 Лист1.M4:Лист1.M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f, кГц</text:p>
          </table:table-cell>
          <table:table-cell office:value-type="string" calcext:value-type="string">
            <text:p>E, B</text:p>
          </table:table-cell>
          <table:table-cell office:value-type="string" calcext:value-type="string">
            <text:p>U, B</text:p>
          </table:table-cell>
          <table:table-cell office:value-type="string" calcext:value-type="string">
            <text:p>L, мкГн</text:p>
          </table:table-cell>
          <table:table-cell office:value-type="string" calcext:value-type="string">
            <text:p>C, нФ</text:p>
          </table:table-cell>
          <table:table-cell office:value-type="string" calcext:value-type="string">
            <text:p>rho, Ом</text:p>
          </table:table-cell>
          <table:table-cell office:value-type="string" calcext:value-type="string">
            <text:p>Z_res, Ом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_сумм, Ом</text:p>
          </table:table-cell>
          <table:table-cell office:value-type="string" calcext:value-type="string">
            <text:p>Rsmax, Ом</text:p>
          </table:table-cell>
          <table:table-cell office:value-type="string" calcext:value-type="string">
            <text:p>RL, Ом</text:p>
          </table:table-cell>
          <table:table-cell office:value-type="string" calcext:value-type="string">
            <text:p>R_L</text:p>
          </table:table-cell>
          <table:table-cell office:value-type="string" calcext:value-type="string">
            <text:p>среднее значение</text:p>
          </table:table-cell>
          <table:table-cell table:number-columns-repeated="8"/>
        </table:table-row>
        <table:table-row table:style-name="ro1">
          <table:table-cell office:value-type="float" office:value="32.13" calcext:value-type="float">
            <text:p>32,13</text:p>
          </table:table-cell>
          <table:table-cell office:value-type="float" office:value="0.202" calcext:value-type="float">
            <text:p>0,202</text:p>
          </table:table-cell>
          <table:table-cell office:value-type="float" office:value="1.151" calcext:value-type="float">
            <text:p>1,151</text:p>
          </table:table-cell>
          <table:table-cell table:formula="of:=1000000000/((6.28*[.A2])*(6.28*[.A2])*[.E2])" office:value-type="float" office:value="978.555675060372" calcext:value-type="float">
            <text:p>978,555675060372</text:p>
          </table:table-cell>
          <table:table-cell office:value-type="float" office:value="25.1" calcext:value-type="float">
            <text:p>25,1</text:p>
          </table:table-cell>
          <table:table-cell table:formula="of:=(1000*[.D2]/[.E2])^0.5" office:value-type="float" office:value="197.449441313252" calcext:value-type="float">
            <text:p>197,449441313252</text:p>
          </table:table-cell>
          <table:table-cell table:formula="of:=[.C2]*1008/[.B2]" office:value-type="float" office:value="5743.60396039604" calcext:value-type="float">
            <text:p>5743,60396039604</text:p>
          </table:table-cell>
          <table:table-cell table:formula="of:=[.G2]/[.F2]" office:value-type="float" office:value="29.0889856268768" calcext:value-type="float">
            <text:p>29,0889856268768</text:p>
          </table:table-cell>
          <table:table-cell table:formula="of:=[.F2]*[.F2]/[.G2]" office:value-type="float" office:value="6.78777334644553" calcext:value-type="float">
            <text:p>6,78777334644553</text:p>
          </table:table-cell>
          <table:table-cell table:formula="of:=0.001*[.F2]" office:value-type="float" office:value="0.197449441313252" calcext:value-type="float">
            <text:p>0,197449441313252</text:p>
          </table:table-cell>
          <table:table-cell table:formula="of:=[.I2] - [.J2] - 3.5" office:value-type="float" office:value="3.09032390513228" calcext:value-type="float">
            <text:p>3,09032390513228</text:p>
          </table:table-cell>
          <table:table-cell table:number-columns-repeated="10"/>
        </table:table-row>
        <table:table-row table:style-name="ro1">
          <table:table-cell office:value-type="float" office:value="27.87" calcext:value-type="float">
            <text:p>27,87</text:p>
          </table:table-cell>
          <table:table-cell office:value-type="float" office:value="0.202" calcext:value-type="float">
            <text:p>0,202</text:p>
          </table:table-cell>
          <table:table-cell office:value-type="float" office:value="0.938" calcext:value-type="float">
            <text:p>0,938</text:p>
          </table:table-cell>
          <table:table-cell table:formula="of:=1000000000/((6.28*[.A3])*(6.28*[.A3])*[.E3])" office:value-type="float" office:value="983.260723151044" calcext:value-type="float">
            <text:p>983,260723151044</text:p>
          </table:table-cell>
          <table:table-cell office:value-type="float" office:value="33.2" calcext:value-type="float">
            <text:p>33,2</text:p>
          </table:table-cell>
          <table:table-cell table:formula="of:=(1000*[.D3]/[.E3])^0.5" office:value-type="float" office:value="172.093831504499" calcext:value-type="float">
            <text:p>172,093831504499</text:p>
          </table:table-cell>
          <table:table-cell table:formula="of:=[.C3]*1008/[.B3]" office:value-type="float" office:value="4680.71287128713" calcext:value-type="float">
            <text:p>4680,71287128713</text:p>
          </table:table-cell>
          <table:table-cell table:formula="of:=[.G3]/[.F3]" office:value-type="float" office:value="27.1986092143271" calcext:value-type="float">
            <text:p>27,1986092143271</text:p>
          </table:table-cell>
          <table:table-cell table:formula="of:=[.F3]*[.F3]/[.G3]" office:value-type="float" office:value="6.32730262596835" calcext:value-type="float">
            <text:p>6,32730262596835</text:p>
          </table:table-cell>
          <table:table-cell table:formula="of:=0.001*[.F3]" office:value-type="float" office:value="0.172093831504499" calcext:value-type="float">
            <text:p>0,172093831504499</text:p>
          </table:table-cell>
          <table:table-cell table:formula="of:=[.I3] - [.J3] - 3.5" office:value-type="float" office:value="2.65520879446385" calcext:value-type="float">
            <text:p>2,65520879446385</text:p>
          </table:table-cell>
          <table:table-cell table:number-columns-repeated="10"/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0.202" calcext:value-type="float">
            <text:p>0,202</text:p>
          </table:table-cell>
          <table:table-cell office:value-type="float" office:value="0.627" calcext:value-type="float">
            <text:p>0,627</text:p>
          </table:table-cell>
          <table:table-cell table:formula="of:=1000000000/((6.28*[.A4])*(6.28*[.A4])*[.E4])" office:value-type="float" office:value="1004.60563995764" calcext:value-type="float">
            <text:p>1004,60563995764</text:p>
          </table:table-cell>
          <table:table-cell office:value-type="float" office:value="47.3" calcext:value-type="float">
            <text:p>47,3</text:p>
          </table:table-cell>
          <table:table-cell table:formula="of:=(1000*[.D4]/[.E4])^0.5" office:value-type="float" office:value="145.736130977375" calcext:value-type="float">
            <text:p>145,736130977375</text:p>
          </table:table-cell>
          <table:table-cell table:formula="of:=[.C4]*1008/[.B4]" office:value-type="float" office:value="3128.79207920792" calcext:value-type="float">
            <text:p>3128,79207920792</text:p>
          </table:table-cell>
          <table:table-cell table:formula="of:=[.G4]/[.F4]" office:value-type="float" office:value="21.4688839220911" calcext:value-type="float">
            <text:p>21,4688839220911</text:p>
          </table:table-cell>
          <table:table-cell table:formula="of:=[.F4]*[.F4]/[.G4]" office:value-type="float" office:value="6.78824905413061" calcext:value-type="float">
            <text:p>6,78824905413061</text:p>
          </table:table-cell>
          <table:table-cell table:formula="of:=0.001*[.F4]" office:value-type="float" office:value="0.145736130977375" calcext:value-type="float">
            <text:p>0,145736130977375</text:p>
          </table:table-cell>
          <table:table-cell table:formula="of:=[.I4] - [.J4] - 3.5" office:value-type="float" office:value="3.14251292315324" calcext:value-type="float">
            <text:p>3,1425129231532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,4</text:p>
          </table:table-cell>
          <table:table-cell table:number-columns-repeated="8"/>
        </table:table-row>
        <table:table-row table:style-name="ro1">
          <table:table-cell office:value-type="float" office:value="21.18" calcext:value-type="float">
            <text:p>21,18</text:p>
          </table:table-cell>
          <table:table-cell office:value-type="float" office:value="0.202" calcext:value-type="float">
            <text:p>0,202</text:p>
          </table:table-cell>
          <table:table-cell office:value-type="float" office:value="0.567" calcext:value-type="float">
            <text:p>0,567</text:p>
          </table:table-cell>
          <table:table-cell table:formula="of:=1000000000/((6.28*[.A5])*(6.28*[.A5])*[.E5])" office:value-type="float" office:value="984.729409548846" calcext:value-type="float">
            <text:p>984,729409548846</text:p>
          </table:table-cell>
          <table:table-cell office:value-type="float" office:value="57.4" calcext:value-type="float">
            <text:p>57,4</text:p>
          </table:table-cell>
          <table:table-cell table:formula="of:=(1000*[.D5]/[.E5])^0.5" office:value-type="float" office:value="130.979252655856" calcext:value-type="float">
            <text:p>130,979252655856</text:p>
          </table:table-cell>
          <table:table-cell table:formula="of:=[.C5]*1008/[.B5]" office:value-type="float" office:value="2829.38613861386" calcext:value-type="float">
            <text:p>2829,38613861386</text:p>
          </table:table-cell>
          <table:table-cell table:formula="of:=[.G5]/[.F5]" office:value-type="float" office:value="21.6017886897552" calcext:value-type="float">
            <text:p>21,6017886897552</text:p>
          </table:table-cell>
          <table:table-cell table:formula="of:=[.F5]*[.F5]/[.G5]" office:value-type="float" office:value="6.06335218518147" calcext:value-type="float">
            <text:p>6,06335218518147</text:p>
          </table:table-cell>
          <table:table-cell table:formula="of:=0.001*[.F5]" office:value-type="float" office:value="0.130979252655856" calcext:value-type="float">
            <text:p>0,130979252655856</text:p>
          </table:table-cell>
          <table:table-cell table:formula="of:=[.I5] - [.J5] - 3.5" office:value-type="float" office:value="2.43237293252561" calcext:value-type="float">
            <text:p>2,43237293252561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,4</text:p>
          </table:table-cell>
          <table:table-cell table:number-columns-repeated="8"/>
        </table:table-row>
        <table:table-row table:style-name="ro1">
          <table:table-cell office:value-type="float" office:value="19.54" calcext:value-type="float">
            <text:p>19,54</text:p>
          </table:table-cell>
          <table:table-cell office:value-type="float" office:value="0.202" calcext:value-type="float">
            <text:p>0,202</text:p>
          </table:table-cell>
          <table:table-cell office:value-type="float" office:value="0.489" calcext:value-type="float">
            <text:p>0,489</text:p>
          </table:table-cell>
          <table:table-cell table:formula="of:=1000000000/((6.28*[.A6])*(6.28*[.A6])*[.E6])" office:value-type="float" office:value="983.847578227265" calcext:value-type="float">
            <text:p>983,847578227265</text:p>
          </table:table-cell>
          <table:table-cell office:value-type="float" office:value="67.5" calcext:value-type="float">
            <text:p>67,5</text:p>
          </table:table-cell>
          <table:table-cell table:formula="of:=(1000*[.D6]/[.E6])^0.5" office:value-type="float" office:value="120.729116941362" calcext:value-type="float">
            <text:p>120,729116941362</text:p>
          </table:table-cell>
          <table:table-cell table:formula="of:=[.C6]*1008/[.B6]" office:value-type="float" office:value="2440.15841584158" calcext:value-type="float">
            <text:p>2440,15841584158</text:p>
          </table:table-cell>
          <table:table-cell table:formula="of:=[.G6]/[.F6]" office:value-type="float" office:value="20.2118467993663" calcext:value-type="float">
            <text:p>20,2118467993663</text:p>
          </table:table-cell>
          <table:table-cell table:formula="of:=[.F6]*[.F6]/[.G6]" office:value-type="float" office:value="5.97318583204117" calcext:value-type="float">
            <text:p>5,97318583204117</text:p>
          </table:table-cell>
          <table:table-cell table:formula="of:=0.001*[.F6]" office:value-type="float" office:value="0.120729116941362" calcext:value-type="float">
            <text:p>0,120729116941362</text:p>
          </table:table-cell>
          <table:table-cell table:formula="of:=[.I6] - [.J6] - 3.5" office:value-type="float" office:value="2.35245671509981" calcext:value-type="float">
            <text:p>2,35245671509981</text:p>
          </table:table-cell>
          <table:table-cell table:number-columns-repeated="10"/>
        </table:table-row>
        <table:table-row table:style-name="ro1">
          <table:table-cell office:value-type="float" office:value="17.67" calcext:value-type="float">
            <text:p>17,67</text:p>
          </table:table-cell>
          <table:table-cell office:value-type="float" office:value="0.202" calcext:value-type="float">
            <text:p>0,202</text:p>
          </table:table-cell>
          <table:table-cell office:value-type="float" office:value="0.401" calcext:value-type="float">
            <text:p>0,401</text:p>
          </table:table-cell>
          <table:table-cell table:formula="of:=1000000000/((6.28*[.A7])*(6.28*[.A7])*[.E7])" office:value-type="float" office:value="981.978782095204" calcext:value-type="float">
            <text:p>981,978782095204</text:p>
          </table:table-cell>
          <table:table-cell office:value-type="float" office:value="82.7" calcext:value-type="float">
            <text:p>82,7</text:p>
          </table:table-cell>
          <table:table-cell table:formula="of:=(1000*[.D7]/[.E7])^0.5" office:value-type="float" office:value="108.967828700028" calcext:value-type="float">
            <text:p>108,967828700028</text:p>
          </table:table-cell>
          <table:table-cell table:formula="of:=[.C7]*1008/[.B7]" office:value-type="float" office:value="2001.0297029703" calcext:value-type="float">
            <text:p>2001,0297029703</text:p>
          </table:table-cell>
          <table:table-cell table:formula="of:=[.G7]/[.F7]" office:value-type="float" office:value="18.3634906452879" calcext:value-type="float">
            <text:p>18,3634906452879</text:p>
          </table:table-cell>
          <table:table-cell table:formula="of:=[.F7]*[.F7]/[.G7]" office:value-type="float" office:value="5.93393874862179" calcext:value-type="float">
            <text:p>5,93393874862179</text:p>
          </table:table-cell>
          <table:table-cell table:formula="of:=0.001*[.F7]" office:value-type="float" office:value="0.108967828700028" calcext:value-type="float">
            <text:p>0,108967828700028</text:p>
          </table:table-cell>
          <table:table-cell table:formula="of:=[.I7] - [.J7] - 3.5" office:value-type="float" office:value="2.32497091992176" calcext:value-type="float">
            <text:p>2,32497091992176</text:p>
          </table:table-cell>
          <table:table-cell table:number-columns-repeated="10"/>
        </table:table-row>
        <table:table-row table:style-name="ro1">
          <table:table-cell office:value-type="float" office:value="16.02" calcext:value-type="float">
            <text:p>16,02</text:p>
          </table:table-cell>
          <table:table-cell office:value-type="float" office:value="0.202" calcext:value-type="float">
            <text:p>0,202</text:p>
          </table:table-cell>
          <table:table-cell office:value-type="float" office:value="0.432" calcext:value-type="float">
            <text:p>0,432</text:p>
          </table:table-cell>
          <table:table-cell table:formula="of:=1000000000/((6.28*[.A8])*(6.28*[.A8])*[.E8])" office:value-type="float" office:value="972.438133529825" calcext:value-type="float">
            <text:p>972,438133529825</text:p>
          </table:table-cell>
          <table:table-cell office:value-type="float" office:value="101.6" calcext:value-type="float">
            <text:p>101,6</text:p>
          </table:table-cell>
          <table:table-cell table:formula="of:=(1000*[.D8]/[.E8])^0.5" office:value-type="float" office:value="97.8327218866482" calcext:value-type="float">
            <text:p>97,8327218866482</text:p>
          </table:table-cell>
          <table:table-cell table:formula="of:=[.C8]*1008/[.B8]" office:value-type="float" office:value="2155.72277227723" calcext:value-type="float">
            <text:p>2155,72277227723</text:p>
          </table:table-cell>
          <table:table-cell table:formula="of:=[.G8]/[.F8]" office:value-type="float" office:value="22.0347827465632" calcext:value-type="float">
            <text:p>22,0347827465632</text:p>
          </table:table-cell>
          <table:table-cell table:formula="of:=[.F8]*[.F8]/[.G8]" office:value-type="float" office:value="4.43992223621572" calcext:value-type="float">
            <text:p>4,43992223621572</text:p>
          </table:table-cell>
          <table:table-cell table:formula="of:=0.001*[.F8]" office:value-type="float" office:value="0.0978327218866482" calcext:value-type="float">
            <text:p>0,097832721886648</text:p>
          </table:table-cell>
          <table:table-cell table:formula="of:=[.I8] - [.J8] - 3.5" office:value-type="float" office:value="0.842089514329066" calcext:value-type="float">
            <text:p>0,842089514329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р.значение</text:p>
          </table:table-cell>
          <table:table-cell table:number-columns-repeated="2"/>
          <table:table-cell table:formula="of:=AVERAGE([.D2:.D8])" office:value-type="float" office:value="984.202277367171" calcext:value-type="float">
            <text:p>984,202277367171</text:p>
          </table:table-cell>
          <table:table-cell table:formula="of:=AVERAGE([.E2:.E8])" office:value-type="float" office:value="59.2571428571429" calcext:value-type="float">
            <text:p>59,2571428571429</text:p>
          </table:table-cell>
          <table:table-cell table:formula="of:=AVERAGE([.F2:.F8])" office:value-type="float" office:value="139.112617711288" calcext:value-type="float">
            <text:p>139,112617711288</text:p>
          </table:table-cell>
          <table:table-cell table:formula="of:=AVERAGE([.G2:.G8])" office:value-type="float" office:value="3282.77227722772" calcext:value-type="float">
            <text:p>3282,77227722772</text:p>
          </table:table-cell>
          <table:table-cell table:formula="of:=AVERAGE([.H2:.H8])" office:value-type="float" office:value="22.852626806324" calcext:value-type="float">
            <text:p>22,852626806324</text:p>
          </table:table-cell>
          <table:table-cell table:formula="of:=AVERAGE([.I2:.I8])" office:value-type="float" office:value="6.04481771837209" calcext:value-type="float">
            <text:p>6,04481771837209</text:p>
          </table:table-cell>
          <table:table-cell table:formula="of:=AVERAGE([.J2:.J8])" office:value-type="float" office:value="0.139112617711288" calcext:value-type="float">
            <text:p>0,139112617711288</text:p>
          </table:table-cell>
          <table:table-cell table:formula="of:=AVERAGE([.K2:.K8])" office:value-type="float" office:value="2.4057051006608" calcext:value-type="float">
            <text:p>2,4057051006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рквадпогр</text:p>
          </table:table-cell>
          <table:table-cell table:number-columns-repeated="2"/>
          <table:table-cell table:formula="of:=SQRT((DEVSQ([.D2:.D8]))/42)" office:value-type="float" office:value="3.75693180990048" calcext:value-type="float">
            <text:p>3,75693180990048</text:p>
          </table:table-cell>
          <table:table-cell table:formula="of:=SQRT((DEVSQ([.E2:.E8]))/42)" office:value-type="float" office:value="10.2382768533172" calcext:value-type="float">
            <text:p>10,2382768533172</text:p>
          </table:table-cell>
          <table:table-cell table:formula="of:=SQRT((DEVSQ([.F2:.F8]))/42)" office:value-type="float" office:value="13.409004801976" calcext:value-type="float">
            <text:p>13,409004801976</text:p>
          </table:table-cell>
          <table:table-cell table:formula="of:=SQRT((DEVSQ([.G2:.G8]))/42)" office:value-type="float" office:value="531.44685937244" calcext:value-type="float">
            <text:p>531,44685937244</text:p>
          </table:table-cell>
          <table:table-cell table:formula="of:=SQRT((DEVSQ([.H2:.H8]))/42)" office:value-type="float" office:value="1.45613649131661" calcext:value-type="float">
            <text:p>1,45613649131661</text:p>
          </table:table-cell>
          <table:table-cell table:formula="of:=SQRT((DEVSQ([.I2:.I8]))/42)" office:value-type="float" office:value="0.299917816023602" calcext:value-type="float">
            <text:p>0,299917816023602</text:p>
          </table:table-cell>
          <table:table-cell table:formula="of:=SQRT((DEVSQ([.J2:.J8]))/42)" office:value-type="float" office:value="0.013409004801976" calcext:value-type="float">
            <text:p>0,013409004801976</text:p>
          </table:table-cell>
          <table:table-cell table:formula="of:=SQRT((DEVSQ([.K2:.K8]))/42)" office:value-type="float" office:value="0.289860353960634" calcext:value-type="float">
            <text:p>0,289860353960634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случ.погр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 table:number-columns-repeated="10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2" table:number-rows-spanned="1">
            <text:p>C2, E = 0,202 В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5, E = 0,202 В</text:p>
          </table:table-cell>
          <table:covered-table-cell/>
          <table:table-cell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C5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, B</text:p>
          </table:table-cell>
          <table:table-cell office:value-type="string" calcext:value-type="string">
            <text:p>f, Гц</text:p>
          </table:table-cell>
          <table:table-cell/>
          <table:table-cell office:value-type="string" calcext:value-type="string">
            <text:p>U, B</text:p>
          </table:table-cell>
          <table:table-cell office:value-type="string" calcext:value-type="string">
            <text:p>f, Гц</text:p>
          </table:table-cell>
          <table:table-cell/>
          <table:table-cell office:value-type="string" calcext:value-type="string">
            <text:p>U/U_0</text:p>
          </table:table-cell>
          <table:table-cell office:value-type="string" calcext:value-type="string">
            <text:p>f/f_0</text:p>
          </table:table-cell>
          <table:table-cell/>
          <table:table-cell office:value-type="string" calcext:value-type="string">
            <text:p>U/U_0</text:p>
          </table:table-cell>
          <table:table-cell office:value-type="string" calcext:value-type="string">
            <text:p>f/f_0</text:p>
          </table:table-cell>
          <table:table-cell/>
          <table:table-cell office:value-type="string" calcext:value-type="string">
            <text:p>f/f_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dfi/pi</text:p>
          </table:table-cell>
          <table:table-cell/>
          <table:table-cell office:value-type="string" calcext:value-type="string">
            <text:p>f/f_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dfi/pi</text:p>
          </table:table-cell>
        </table:table-row>
        <table:table-row table:style-name="ro1">
          <table:table-cell office:value-type="float" office:value="0.049" calcext:value-type="float">
            <text:p>0,049</text:p>
          </table:table-cell>
          <table:table-cell office:value-type="float" office:value="19.72" calcext:value-type="float">
            <text:p>19,72</text:p>
          </table:table-cell>
          <table:table-cell/>
          <table:table-cell office:value-type="float" office:value="0.186" calcext:value-type="float">
            <text:p>0,186</text:p>
          </table:table-cell>
          <table:table-cell office:value-type="float" office:value="18.36" calcext:value-type="float">
            <text:p>18,36</text:p>
          </table:table-cell>
          <table:table-cell/>
          <table:table-cell table:formula="of:=[.A21]/0.938" office:value-type="float" office:value="0.0522388059701493" calcext:value-type="float">
            <text:p>0,052238805970149</text:p>
          </table:table-cell>
          <table:table-cell table:formula="of:=[.B21]/27.87" office:value-type="float" office:value="0.707570864729099" calcext:value-type="float">
            <text:p>0,707570864729099</text:p>
          </table:table-cell>
          <table:table-cell/>
          <table:table-cell table:formula="of:=[.D21]/0.489" office:value-type="float" office:value="0.380368098159509" calcext:value-type="float">
            <text:p>0,380368098159509</text:p>
          </table:table-cell>
          <table:table-cell table:formula="of:=[.E21]/19.54" office:value-type="float" office:value="0.939611054247697" calcext:value-type="float">
            <text:p>0,939611054247697</text:p>
          </table:table-cell>
          <table:table-cell/>
          <table:table-cell office:value-type="float" office:value="0.949" calcext:value-type="float">
            <text:p>0,949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formula="of:=[.N21]/[.O21]" office:value-type="float" office:value="0.55" calcext:value-type="float">
            <text:p>0,55</text:p>
          </table:table-cell>
          <table:table-cell/>
          <table:table-cell office:value-type="float" office:value="0.967" calcext:value-type="float">
            <text:p>0,967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</text:p>
          </table:table-cell>
          <table:table-cell table:formula="of:=[.S21]/[.T21]" office:value-type="float" office:value="0.689655172413793" calcext:value-type="float">
            <text:p>0,689655172413793</text:p>
          </table:table-cell>
        </table:table-row>
        <table:table-row table:style-name="ro1">
          <table:table-cell office:value-type="float" office:value="0.056" calcext:value-type="float">
            <text:p>0,056</text:p>
          </table:table-cell>
          <table:table-cell office:value-type="float" office:value="20.51" calcext:value-type="float">
            <text:p>20,51</text:p>
          </table:table-cell>
          <table:table-cell/>
          <table:table-cell office:value-type="float" office:value="0.204" calcext:value-type="float">
            <text:p>0,204</text:p>
          </table:table-cell>
          <table:table-cell office:value-type="float" office:value="18.47" calcext:value-type="float">
            <text:p>18,47</text:p>
          </table:table-cell>
          <table:table-cell/>
          <table:table-cell table:formula="of:=[.A22]/0.938" office:value-type="float" office:value="0.0597014925373134" calcext:value-type="float">
            <text:p>0,059701492537314</text:p>
          </table:table-cell>
          <table:table-cell table:formula="of:=[.B22]/27.87" office:value-type="float" office:value="0.735916756368855" calcext:value-type="float">
            <text:p>0,735916756368855</text:p>
          </table:table-cell>
          <table:table-cell/>
          <table:table-cell table:formula="of:=[.D22]/0.489" office:value-type="float" office:value="0.417177914110429" calcext:value-type="float">
            <text:p>0,417177914110429</text:p>
          </table:table-cell>
          <table:table-cell table:formula="of:=[.E22]/19.54" office:value-type="float" office:value="0.945240532241556" calcext:value-type="float">
            <text:p>0,945240532241556</text:p>
          </table:table-cell>
          <table:table-cell/>
          <table:table-cell office:value-type="float" office:value="0.989" calcext:value-type="float">
            <text:p>0,989</text:p>
          </table:table-cell>
          <table:table-cell office:value-type="float" office:value="3.05" calcext:value-type="float">
            <text:p>3,05</text:p>
          </table:table-cell>
          <table:table-cell office:value-type="float" office:value="3.9" calcext:value-type="float">
            <text:p>3,9</text:p>
          </table:table-cell>
          <table:table-cell table:formula="of:=[.N22]/[.O22]" office:value-type="float" office:value="0.782051282051282" calcext:value-type="float">
            <text:p>0,782051282051282</text:p>
          </table:table-cell>
          <table:table-cell/>
          <table:table-cell office:value-type="float" office:value="0.986" calcext:value-type="float">
            <text:p>0,986</text:p>
          </table:table-cell>
          <table:table-cell office:value-type="float" office:value="4.6" calcext:value-type="float">
            <text:p>4,6</text:p>
          </table:table-cell>
          <table:table-cell office:value-type="float" office:value="5.7" calcext:value-type="float">
            <text:p>5,7</text:p>
          </table:table-cell>
          <table:table-cell table:formula="of:=[.S22]/[.T22]" office:value-type="float" office:value="0.807017543859649" calcext:value-type="float">
            <text:p>0,807017543859649</text:p>
          </table:table-cell>
        </table:table-row>
        <table:table-row table:style-name="ro1">
          <table:table-cell office:value-type="float" office:value="0.555" calcext:value-type="float">
            <text:p>0,555</text:p>
          </table:table-cell>
          <table:table-cell office:value-type="float" office:value="27.15" calcext:value-type="float">
            <text:p>27,15</text:p>
          </table:table-cell>
          <table:table-cell/>
          <table:table-cell office:value-type="float" office:value="0.235" calcext:value-type="float">
            <text:p>0,235</text:p>
          </table:table-cell>
          <table:table-cell office:value-type="float" office:value="18.63" calcext:value-type="float">
            <text:p>18,63</text:p>
          </table:table-cell>
          <table:table-cell/>
          <table:table-cell table:formula="of:=[.A23]/0.938" office:value-type="float" office:value="0.591684434968017" calcext:value-type="float">
            <text:p>0,591684434968017</text:p>
          </table:table-cell>
          <table:table-cell table:formula="of:=[.B23]/27.87" office:value-type="float" office:value="0.974165769644779" calcext:value-type="float">
            <text:p>0,974165769644779</text:p>
          </table:table-cell>
          <table:table-cell/>
          <table:table-cell table:formula="of:=[.D23]/0.489" office:value-type="float" office:value="0.480572597137014" calcext:value-type="float">
            <text:p>0,480572597137014</text:p>
          </table:table-cell>
          <table:table-cell table:formula="of:=[.E23]/19.54" office:value-type="float" office:value="0.953428863868987" calcext:value-type="float">
            <text:p>0,953428863868987</text:p>
          </table:table-cell>
          <table:table-cell/>
          <table:table-cell office:value-type="float" office:value="1.003" calcext:value-type="float">
            <text:p>1,003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table:formula="of:=[.N23]/[.O23]" office:value-type="float" office:value="1.02631578947368" calcext:value-type="float">
            <text:p>1,02631578947368</text:p>
          </table:table-cell>
          <table:table-cell/>
          <table:table-cell office:value-type="float" office:value="0.976" calcext:value-type="float">
            <text:p>0,976</text:p>
          </table:table-cell>
          <table:table-cell office:value-type="float" office:value="4.15" calcext:value-type="float">
            <text:p>4,15</text:p>
          </table:table-cell>
          <table:table-cell office:value-type="float" office:value="5.75" calcext:value-type="float">
            <text:p>5,75</text:p>
          </table:table-cell>
          <table:table-cell table:formula="of:=[.S23]/[.T23]" office:value-type="float" office:value="0.721739130434783" calcext:value-type="float">
            <text:p>0,721739130434783</text:p>
          </table:table-cell>
        </table:table-row>
        <table:table-row table:style-name="ro1">
          <table:table-cell office:value-type="float" office:value="0.612" calcext:value-type="float">
            <text:p>0,612</text:p>
          </table:table-cell>
          <table:table-cell office:value-type="float" office:value="27.24" calcext:value-type="float">
            <text:p>27,24</text:p>
          </table:table-cell>
          <table:table-cell/>
          <table:table-cell office:value-type="float" office:value="0.253" calcext:value-type="float">
            <text:p>0,253</text:p>
          </table:table-cell>
          <table:table-cell office:value-type="float" office:value="18.7" calcext:value-type="float">
            <text:p>18,7</text:p>
          </table:table-cell>
          <table:table-cell/>
          <table:table-cell table:formula="of:=[.A24]/0.938" office:value-type="float" office:value="0.652452025586354" calcext:value-type="float">
            <text:p>0,652452025586354</text:p>
          </table:table-cell>
          <table:table-cell table:formula="of:=[.B24]/27.87" office:value-type="float" office:value="0.977395048439182" calcext:value-type="float">
            <text:p>0,977395048439182</text:p>
          </table:table-cell>
          <table:table-cell/>
          <table:table-cell table:formula="of:=[.D24]/0.489" office:value-type="float" office:value="0.517382413087935" calcext:value-type="float">
            <text:p>0,517382413087935</text:p>
          </table:table-cell>
          <table:table-cell table:formula="of:=[.E24]/19.54" office:value-type="float" office:value="0.957011258955988" calcext:value-type="float">
            <text:p>0,957011258955988</text:p>
          </table:table-cell>
          <table:table-cell/>
          <table:table-cell office:value-type="float" office:value="0.983" calcext:value-type="float">
            <text:p>0,983</text:p>
          </table:table-cell>
          <table:table-cell office:value-type="float" office:value="2.85" calcext:value-type="float">
            <text:p>2,85</text:p>
          </table:table-cell>
          <table:table-cell office:value-type="float" office:value="3.9" calcext:value-type="float">
            <text:p>3,9</text:p>
          </table:table-cell>
          <table:table-cell table:formula="of:=[.N24]/[.O24]" office:value-type="float" office:value="0.730769230769231" calcext:value-type="float">
            <text:p>0,730769230769231</text:p>
          </table:table-cell>
          <table:table-cell/>
          <table:table-cell office:value-type="float" office:value="0.954" calcext:value-type="float">
            <text:p>0,954</text:p>
          </table:table-cell>
          <table:table-cell office:value-type="float" office:value="3.85" calcext:value-type="float">
            <text:p>3,85</text:p>
          </table:table-cell>
          <table:table-cell office:value-type="float" office:value="5.75" calcext:value-type="float">
            <text:p>5,75</text:p>
          </table:table-cell>
          <table:table-cell table:formula="of:=[.S24]/[.T24]" office:value-type="float" office:value="0.669565217391304" calcext:value-type="float">
            <text:p>0,669565217391304</text:p>
          </table:table-cell>
        </table:table-row>
        <table:table-row table:style-name="ro1">
          <table:table-cell office:value-type="float" office:value="0.643" calcext:value-type="float">
            <text:p>0,643</text:p>
          </table:table-cell>
          <table:table-cell office:value-type="float" office:value="27.3" calcext:value-type="float">
            <text:p>27,3</text:p>
          </table:table-cell>
          <table:table-cell/>
          <table:table-cell office:value-type="float" office:value="0.307" calcext:value-type="float">
            <text:p>0,307</text:p>
          </table:table-cell>
          <table:table-cell office:value-type="float" office:value="18.9" calcext:value-type="float">
            <text:p>18,9</text:p>
          </table:table-cell>
          <table:table-cell/>
          <table:table-cell table:formula="of:=[.A25]/0.938" office:value-type="float" office:value="0.685501066098081" calcext:value-type="float">
            <text:p>0,685501066098081</text:p>
          </table:table-cell>
          <table:table-cell table:formula="of:=[.B25]/27.87" office:value-type="float" office:value="0.979547900968784" calcext:value-type="float">
            <text:p>0,979547900968784</text:p>
          </table:table-cell>
          <table:table-cell/>
          <table:table-cell table:formula="of:=[.D25]/0.489" office:value-type="float" office:value="0.627811860940695" calcext:value-type="float">
            <text:p>0,627811860940695</text:p>
          </table:table-cell>
          <table:table-cell table:formula="of:=[.E25]/19.54" office:value-type="float" office:value="0.967246673490276" calcext:value-type="float">
            <text:p>0,967246673490276</text:p>
          </table:table-cell>
          <table:table-cell/>
          <table:table-cell office:value-type="float" office:value="0.944" calcext:value-type="float">
            <text:p>0,944</text:p>
          </table:table-cell>
          <table:table-cell office:value-type="float" office:value="2.4" calcext:value-type="float">
            <text:p>2,4</text:p>
          </table:table-cell>
          <table:table-cell office:value-type="float" office:value="4" calcext:value-type="float">
            <text:p>4</text:p>
          </table:table-cell>
          <table:table-cell table:formula="of:=[.N25]/[.O25]" office:value-type="float" office:value="0.6" calcext:value-type="float">
            <text:p>0,6</text:p>
          </table:table-cell>
          <table:table-cell/>
          <table:table-cell office:value-type="float" office:value="0.943" calcext:value-type="float">
            <text:p>0,943</text:p>
          </table:table-cell>
          <table:table-cell office:value-type="float" office:value="3.7" calcext:value-type="float">
            <text:p>3,7</text:p>
          </table:table-cell>
          <table:table-cell office:value-type="float" office:value="5.8" calcext:value-type="float">
            <text:p>5,8</text:p>
          </table:table-cell>
          <table:table-cell table:formula="of:=[.S25]/[.T25]" office:value-type="float" office:value="0.637931034482759" calcext:value-type="float">
            <text:p>0,637931034482759</text:p>
          </table:table-cell>
        </table:table-row>
        <table:table-row table:style-name="ro1">
          <table:table-cell office:value-type="float" office:value="0.633" calcext:value-type="float">
            <text:p>0,633</text:p>
          </table:table-cell>
          <table:table-cell office:value-type="float" office:value="27.28" calcext:value-type="float">
            <text:p>27,28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18.96" calcext:value-type="float">
            <text:p>18,96</text:p>
          </table:table-cell>
          <table:table-cell/>
          <table:table-cell table:formula="of:=[.A26]/0.938" office:value-type="float" office:value="0.674840085287847" calcext:value-type="float">
            <text:p>0,674840085287847</text:p>
          </table:table-cell>
          <table:table-cell table:formula="of:=[.B26]/27.87" office:value-type="float" office:value="0.978830283458916" calcext:value-type="float">
            <text:p>0,978830283458916</text:p>
          </table:table-cell>
          <table:table-cell/>
          <table:table-cell table:formula="of:=[.D26]/0.489" office:value-type="float" office:value="0.674846625766871" calcext:value-type="float">
            <text:p>0,674846625766871</text:p>
          </table:table-cell>
          <table:table-cell table:formula="of:=[.E26]/19.54" office:value-type="float" office:value="0.970317297850563" calcext:value-type="float">
            <text:p>0,970317297850563</text:p>
          </table:table-cell>
          <table:table-cell/>
          <table:table-cell office:value-type="float" office:value="0.963" calcext:value-type="float">
            <text:p>0,963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formula="of:=[.N26]/[.O26]" office:value-type="float" office:value="0.625" calcext:value-type="float">
            <text:p>0,625</text:p>
          </table:table-cell>
          <table:table-cell/>
          <table:table-cell office:value-type="float" office:value="0.997" calcext:value-type="float">
            <text:p>0,997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,6</text:p>
          </table:table-cell>
          <table:table-cell table:formula="of:=[.S26]/[.T26]" office:value-type="float" office:value="0.892857142857143" calcext:value-type="float">
            <text:p>0,892857142857143</text:p>
          </table:table-cell>
        </table:table-row>
        <table:table-row table:style-name="ro1">
          <table:table-cell office:value-type="float" office:value="0.821" calcext:value-type="float">
            <text:p>0,821</text:p>
          </table:table-cell>
          <table:table-cell office:value-type="float" office:value="27.55" calcext:value-type="float">
            <text:p>27,55</text:p>
          </table:table-cell>
          <table:table-cell/>
          <table:table-cell office:value-type="float" office:value="0.394" calcext:value-type="float">
            <text:p>0,394</text:p>
          </table:table-cell>
          <table:table-cell office:value-type="float" office:value="19.13" calcext:value-type="float">
            <text:p>19,13</text:p>
          </table:table-cell>
          <table:table-cell/>
          <table:table-cell table:formula="of:=[.A27]/0.938" office:value-type="float" office:value="0.875266524520256" calcext:value-type="float">
            <text:p>0,875266524520256</text:p>
          </table:table-cell>
          <table:table-cell table:formula="of:=[.B27]/27.87" office:value-type="float" office:value="0.988518119842124" calcext:value-type="float">
            <text:p>0,988518119842124</text:p>
          </table:table-cell>
          <table:table-cell/>
          <table:table-cell table:formula="of:=[.D27]/0.489" office:value-type="float" office:value="0.805725971370143" calcext:value-type="float">
            <text:p>0,805725971370143</text:p>
          </table:table-cell>
          <table:table-cell table:formula="of:=[.E27]/19.54" office:value-type="float" office:value="0.979017400204708" calcext:value-type="float">
            <text:p>0,979017400204708</text:p>
          </table:table-cell>
          <table:table-cell/>
          <table:table-cell office:value-type="float" office:value="0.989" calcext:value-type="float">
            <text:p>0,989</text:p>
          </table:table-cell>
          <table:table-cell office:value-type="float" office:value="3.1" calcext:value-type="float">
            <text:p>3,1</text:p>
          </table:table-cell>
          <table:table-cell office:value-type="float" office:value="3.8" calcext:value-type="float">
            <text:p>3,8</text:p>
          </table:table-cell>
          <table:table-cell table:formula="of:=[.N27]/[.O27]" office:value-type="float" office:value="0.815789473684211" calcext:value-type="float">
            <text:p>0,815789473684211</text:p>
          </table:table-cell>
          <table:table-cell/>
          <table:table-cell office:value-type="float" office:value="0.998" calcext:value-type="float">
            <text:p>0,998</text:p>
          </table:table-cell>
          <table:table-cell office:value-type="float" office:value="5.3" calcext:value-type="float">
            <text:p>5,3</text:p>
          </table:table-cell>
          <table:table-cell office:value-type="float" office:value="5.4" calcext:value-type="float">
            <text:p>5,4</text:p>
          </table:table-cell>
          <table:table-cell table:formula="of:=[.S27]/[.T27]" office:value-type="float" office:value="0.981481481481481" calcext:value-type="float">
            <text:p>0,981481481481481</text:p>
          </table:table-cell>
        </table:table-row>
        <table:table-row table:style-name="ro1">
          <table:table-cell office:value-type="float" office:value="0.751" calcext:value-type="float">
            <text:p>0,751</text:p>
          </table:table-cell>
          <table:table-cell office:value-type="float" office:value="27.45" calcext:value-type="float">
            <text:p>27,45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9.15" calcext:value-type="float">
            <text:p>19,15</text:p>
          </table:table-cell>
          <table:table-cell/>
          <table:table-cell table:formula="of:=[.A28]/0.938" office:value-type="float" office:value="0.800639658848614" calcext:value-type="float">
            <text:p>0,800639658848614</text:p>
          </table:table-cell>
          <table:table-cell table:formula="of:=[.B28]/27.87" office:value-type="float" office:value="0.984930032292788" calcext:value-type="float">
            <text:p>0,984930032292788</text:p>
          </table:table-cell>
          <table:table-cell/>
          <table:table-cell table:formula="of:=[.D28]/0.489" office:value-type="float" office:value="0.81799591002045" calcext:value-type="float">
            <text:p>0,81799591002045</text:p>
          </table:table-cell>
          <table:table-cell table:formula="of:=[.E28]/19.54" office:value-type="float" office:value="0.980040941658137" calcext:value-type="float">
            <text:p>0,980040941658137</text:p>
          </table:table-cell>
          <table:table-cell/>
          <table:table-cell office:value-type="float" office:value="0.974" calcext:value-type="float">
            <text:p>0,974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table:formula="of:=[.N28]/[.O28]" office:value-type="float" office:value="0.692307692307692" calcext:value-type="float">
            <text:p>0,692307692307692</text:p>
          </table:table-cell>
          <table:table-cell/>
          <table:table-cell office:value-type="float" office:value="0.981" calcext:value-type="float">
            <text:p>0,981</text:p>
          </table:table-cell>
          <table:table-cell office:value-type="float" office:value="4.5" calcext:value-type="float">
            <text:p>4,5</text:p>
          </table:table-cell>
          <table:table-cell office:value-type="float" office:value="5.6" calcext:value-type="float">
            <text:p>5,6</text:p>
          </table:table-cell>
          <table:table-cell table:formula="of:=[.S28]/[.T28]" office:value-type="float" office:value="0.803571428571429" calcext:value-type="float">
            <text:p>0,803571428571429</text:p>
          </table:table-cell>
        </table:table-row>
        <table:table-row table:style-name="ro1">
          <table:table-cell office:value-type="float" office:value="0.935" calcext:value-type="float">
            <text:p>0,935</text:p>
          </table:table-cell>
          <table:table-cell office:value-type="float" office:value="27.8" calcext:value-type="float">
            <text:p>27,8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19.3" calcext:value-type="float">
            <text:p>19,3</text:p>
          </table:table-cell>
          <table:table-cell/>
          <table:table-cell table:formula="of:=[.A29]/0.938" office:value-type="float" office:value="0.99680170575693" calcext:value-type="float">
            <text:p>0,99680170575693</text:p>
          </table:table-cell>
          <table:table-cell table:formula="of:=[.B29]/27.87" office:value-type="float" office:value="0.997488338715465" calcext:value-type="float">
            <text:p>0,997488338715465</text:p>
          </table:table-cell>
          <table:table-cell/>
          <table:table-cell table:formula="of:=[.D29]/0.489" office:value-type="float" office:value="0.940695296523517" calcext:value-type="float">
            <text:p>0,940695296523517</text:p>
          </table:table-cell>
          <table:table-cell table:formula="of:=[.E29]/19.54" office:value-type="float" office:value="0.987717502558854" calcext:value-type="float">
            <text:p>0,987717502558854</text:p>
          </table:table-cell>
          <table:table-cell/>
          <table:table-cell office:value-type="float" office:value="1.008" calcext:value-type="float">
            <text:p>1,008</text:p>
          </table:table-cell>
          <table:table-cell office:value-type="float" office:value="4.15" calcext:value-type="float">
            <text:p>4,15</text:p>
          </table:table-cell>
          <table:table-cell office:value-type="float" office:value="3.7" calcext:value-type="float">
            <text:p>3,7</text:p>
          </table:table-cell>
          <table:table-cell table:formula="of:=[.N29]/[.O29]" office:value-type="float" office:value="1.12162162162162" calcext:value-type="float">
            <text:p>1,12162162162162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5.9" calcext:value-type="float">
            <text:p>5,9</text:p>
          </table:table-cell>
          <table:table-cell office:value-type="float" office:value="5.4" calcext:value-type="float">
            <text:p>5,4</text:p>
          </table:table-cell>
          <table:table-cell table:formula="of:=[.S29]/[.T29]" office:value-type="float" office:value="1.09259259259259" calcext:value-type="float">
            <text:p>1,09259259259259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27.159" calcext:value-type="float">
            <text:p>27,159</text:p>
          </table:table-cell>
          <table:table-cell/>
          <table:table-cell office:value-type="float" office:value="0.47" calcext:value-type="float">
            <text:p>0,47</text:p>
          </table:table-cell>
          <table:table-cell office:value-type="float" office:value="19.6" calcext:value-type="float">
            <text:p>19,6</text:p>
          </table:table-cell>
          <table:table-cell/>
          <table:table-cell table:formula="of:=[.A30]/0.938" office:value-type="float" office:value="0.597014925373134" calcext:value-type="float">
            <text:p>0,597014925373134</text:p>
          </table:table-cell>
          <table:table-cell table:formula="of:=[.B30]/27.87" office:value-type="float" office:value="0.974488697524219" calcext:value-type="float">
            <text:p>0,974488697524219</text:p>
          </table:table-cell>
          <table:table-cell/>
          <table:table-cell table:formula="of:=[.D30]/0.489" office:value-type="float" office:value="0.961145194274029" calcext:value-type="float">
            <text:p>0,961145194274029</text:p>
          </table:table-cell>
          <table:table-cell table:formula="of:=[.E30]/19.54" office:value-type="float" office:value="1.00307062436029" calcext:value-type="float">
            <text:p>1,00307062436029</text:p>
          </table:table-cell>
          <table:table-cell/>
          <table:table-cell office:value-type="float" office:value="1.052" calcext:value-type="float">
            <text:p>1,052</text:p>
          </table:table-cell>
          <table:table-cell office:value-type="float" office:value="4.9" calcext:value-type="float">
            <text:p>4,9</text:p>
          </table:table-cell>
          <table:table-cell office:value-type="float" office:value="3.6" calcext:value-type="float">
            <text:p>3,6</text:p>
          </table:table-cell>
          <table:table-cell table:formula="of:=[.N30]/[.O30]" office:value-type="float" office:value="1.36111111111111" calcext:value-type="float">
            <text:p>1,36111111111111</text:p>
          </table:table-cell>
          <table:table-cell/>
          <table:table-cell office:value-type="float" office:value="1.035" calcext:value-type="float">
            <text:p>1,035</text:p>
          </table:table-cell>
          <table:table-cell office:value-type="float" office:value="6.75" calcext:value-type="float">
            <text:p>6,75</text:p>
          </table:table-cell>
          <table:table-cell office:value-type="float" office:value="5.2" calcext:value-type="float">
            <text:p>5,2</text:p>
          </table:table-cell>
          <table:table-cell table:formula="of:=[.S30]/[.T30]" office:value-type="float" office:value="1.29807692307692" calcext:value-type="float">
            <text:p>1,29807692307692</text:p>
          </table:table-cell>
        </table:table-row>
        <table:table-row table:style-name="ro1">
          <table:table-cell office:value-type="float" office:value="0.708" calcext:value-type="float">
            <text:p>0,708</text:p>
          </table:table-cell>
          <table:table-cell office:value-type="float" office:value="27.39" calcext:value-type="float">
            <text:p>27,39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9.68" calcext:value-type="float">
            <text:p>19,68</text:p>
          </table:table-cell>
          <table:table-cell/>
          <table:table-cell table:formula="of:=[.A31]/0.938" office:value-type="float" office:value="0.754797441364606" calcext:value-type="float">
            <text:p>0,754797441364606</text:p>
          </table:table-cell>
          <table:table-cell table:formula="of:=[.B31]/27.87" office:value-type="float" office:value="0.982777179763186" calcext:value-type="float">
            <text:p>0,982777179763186</text:p>
          </table:table-cell>
          <table:table-cell/>
          <table:table-cell table:formula="of:=[.D31]/0.489" office:value-type="float" office:value="0.920245398773006" calcext:value-type="float">
            <text:p>0,920245398773006</text:p>
          </table:table-cell>
          <table:table-cell table:formula="of:=[.E31]/19.54" office:value-type="float" office:value="1.007164790174" calcext:value-type="float">
            <text:p>1,007164790174</text:p>
          </table:table-cell>
          <table:table-cell/>
          <table:table-cell office:value-type="float" office:value="1.022" calcext:value-type="float">
            <text:p>1,022</text:p>
          </table:table-cell>
          <table:table-cell office:value-type="float" office:value="4.7" calcext:value-type="float">
            <text:p>4,7</text:p>
          </table:table-cell>
          <table:table-cell office:value-type="float" office:value="3.7" calcext:value-type="float">
            <text:p>3,7</text:p>
          </table:table-cell>
          <table:table-cell table:formula="of:=[.N31]/[.O31]" office:value-type="float" office:value="1.27027027027027" calcext:value-type="float">
            <text:p>1,27027027027027</text:p>
          </table:table-cell>
          <table:table-cell/>
          <table:table-cell office:value-type="float" office:value="1.07" calcext:value-type="float">
            <text:p>1,07</text:p>
          </table:table-cell>
          <table:table-cell office:value-type="float" office:value="6.95" calcext:value-type="float">
            <text:p>6,95</text:p>
          </table:table-cell>
          <table:table-cell office:value-type="float" office:value="5.3" calcext:value-type="float">
            <text:p>5,3</text:p>
          </table:table-cell>
          <table:table-cell table:formula="of:=[.S31]/[.T31]" office:value-type="float" office:value="1.31132075471698" calcext:value-type="float">
            <text:p>1,31132075471698</text:p>
          </table:table-cell>
        </table:table-row>
        <table:table-row table:style-name="ro1">
          <table:table-cell office:value-type="float" office:value="0.901" calcext:value-type="float">
            <text:p>0,901</text:p>
          </table:table-cell>
          <table:table-cell office:value-type="float" office:value="27.68" calcext:value-type="float">
            <text:p>27,68</text:p>
          </table:table-cell>
          <table:table-cell/>
          <table:table-cell office:value-type="float" office:value="0.356" calcext:value-type="float">
            <text:p>0,356</text:p>
          </table:table-cell>
          <table:table-cell office:value-type="float" office:value="19.94" calcext:value-type="float">
            <text:p>19,94</text:p>
          </table:table-cell>
          <table:table-cell/>
          <table:table-cell table:formula="of:=[.A32]/0.938" office:value-type="float" office:value="0.960554371002132" calcext:value-type="float">
            <text:p>0,960554371002132</text:p>
          </table:table-cell>
          <table:table-cell table:formula="of:=[.B32]/27.87" office:value-type="float" office:value="0.993182633656261" calcext:value-type="float">
            <text:p>0,993182633656261</text:p>
          </table:table-cell>
          <table:table-cell/>
          <table:table-cell table:formula="of:=[.D32]/0.489" office:value-type="float" office:value="0.7280163599182" calcext:value-type="float">
            <text:p>0,7280163599182</text:p>
          </table:table-cell>
          <table:table-cell table:formula="of:=[.E32]/19.54" office:value-type="float" office:value="1.02047082906858" calcext:value-type="float">
            <text:p>1,02047082906858</text:p>
          </table:table-cell>
          <table:table-cell/>
          <table:table-cell office:value-type="float" office:value="1.008" calcext:value-type="float">
            <text:p>1,008</text:p>
          </table:table-cell>
          <table:table-cell office:value-type="float" office:value="4.3" calcext:value-type="float">
            <text:p>4,3</text:p>
          </table:table-cell>
          <table:table-cell office:value-type="float" office:value="3.75" calcext:value-type="float">
            <text:p>3,75</text:p>
          </table:table-cell>
          <table:table-cell table:formula="of:=[.N32]/[.O32]" office:value-type="float" office:value="1.14666666666667" calcext:value-type="float">
            <text:p>1,14666666666667</text:p>
          </table:table-cell>
          <table:table-cell/>
          <table:table-cell office:value-type="float" office:value="1.043" calcext:value-type="float">
            <text:p>1,043</text:p>
          </table:table-cell>
          <table:table-cell office:value-type="float" office:value="6.8" calcext:value-type="float">
            <text:p>6,8</text:p>
          </table:table-cell>
          <table:table-cell office:value-type="float" office:value="5.2" calcext:value-type="float">
            <text:p>5,2</text:p>
          </table:table-cell>
          <table:table-cell table:formula="of:=[.S32]/[.T32]" office:value-type="float" office:value="1.30769230769231" calcext:value-type="float">
            <text:p>1,30769230769231</text:p>
          </table:table-cell>
        </table:table-row>
        <table:table-row table:style-name="ro1">
          <table:table-cell office:value-type="float" office:value="0.802" calcext:value-type="float">
            <text:p>0,802</text:p>
          </table:table-cell>
          <table:table-cell office:value-type="float" office:value="27.52" calcext:value-type="float">
            <text:p>27,52</text:p>
          </table:table-cell>
          <table:table-cell/>
          <table:table-cell office:value-type="float" office:value="0.349" calcext:value-type="float">
            <text:p>0,349</text:p>
          </table:table-cell>
          <table:table-cell office:value-type="float" office:value="19.96" calcext:value-type="float">
            <text:p>19,96</text:p>
          </table:table-cell>
          <table:table-cell/>
          <table:table-cell table:formula="of:=[.A33]/0.938" office:value-type="float" office:value="0.85501066098081" calcext:value-type="float">
            <text:p>0,85501066098081</text:p>
          </table:table-cell>
          <table:table-cell table:formula="of:=[.B33]/27.87" office:value-type="float" office:value="0.987441693577323" calcext:value-type="float">
            <text:p>0,987441693577323</text:p>
          </table:table-cell>
          <table:table-cell/>
          <table:table-cell table:formula="of:=[.D33]/0.489" office:value-type="float" office:value="0.713701431492842" calcext:value-type="float">
            <text:p>0,713701431492842</text:p>
          </table:table-cell>
          <table:table-cell table:formula="of:=[.E33]/19.54" office:value-type="float" office:value="1.02149437052201" calcext:value-type="float">
            <text:p>1,02149437052201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4.8" calcext:value-type="float">
            <text:p>4,8</text:p>
          </table:table-cell>
          <table:table-cell office:value-type="float" office:value="3.7" calcext:value-type="float">
            <text:p>3,7</text:p>
          </table:table-cell>
          <table:table-cell table:formula="of:=[.N33]/[.O33]" office:value-type="float" office:value="1.2972972972973" calcext:value-type="float">
            <text:p>1,2972972972973</text:p>
          </table:table-cell>
          <table:table-cell/>
          <table:table-cell office:value-type="float" office:value="1.014" calcext:value-type="float">
            <text:p>1,014</text:p>
          </table:table-cell>
          <table:table-cell office:value-type="float" office:value="6.1" calcext:value-type="float">
            <text:p>6,1</text:p>
          </table:table-cell>
          <table:table-cell office:value-type="float" office:value="5.35" calcext:value-type="float">
            <text:p>5,35</text:p>
          </table:table-cell>
          <table:table-cell table:formula="of:=[.S33]/[.T33]" office:value-type="float" office:value="1.14018691588785" calcext:value-type="float">
            <text:p>1,14018691588785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324" calcext:value-type="float">
            <text:p>0,324</text:p>
          </table:table-cell>
          <table:table-cell office:value-type="float" office:value="20.03" calcext:value-type="float">
            <text:p>20,03</text:p>
          </table:table-cell>
          <table:table-cell/>
          <table:table-cell table:formula="of:=[.A34]/0.938" office:value-type="float" office:value="0.93816631130064" calcext:value-type="float">
            <text:p>0,93816631130064</text:p>
          </table:table-cell>
          <table:table-cell table:formula="of:=[.B34]/27.87" office:value-type="float" office:value="1.00466451381414" calcext:value-type="float">
            <text:p>1,00466451381414</text:p>
          </table:table-cell>
          <table:table-cell/>
          <table:table-cell table:formula="of:=[.D34]/0.489" office:value-type="float" office:value="0.662576687116564" calcext:value-type="float">
            <text:p>0,662576687116564</text:p>
          </table:table-cell>
          <table:table-cell table:formula="of:=[.E34]/19.54" office:value-type="float" office:value="1.02507676560901" calcext:value-type="float">
            <text:p>1,02507676560901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formula="of:=[.N34]/[.O34]" office:value-type="float" office:value="1.24324324324324" calcext:value-type="float">
            <text:p>1,24324324324324</text:p>
          </table:table-cell>
          <table:table-cell/>
          <table:table-cell office:value-type="float" office:value="1.005" calcext:value-type="float">
            <text:p>1,005</text:p>
          </table:table-cell>
          <table:table-cell office:value-type="float" office:value="5.8" calcext:value-type="float">
            <text:p>5,8</text:p>
          </table:table-cell>
          <table:table-cell office:value-type="float" office:value="5.25" calcext:value-type="float">
            <text:p>5,25</text:p>
          </table:table-cell>
          <table:table-cell table:formula="of:=[.S34]/[.T34]" office:value-type="float" office:value="1.1047619047619" calcext:value-type="float">
            <text:p>1,104761904761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8.13" calcext:value-type="float">
            <text:p>28,13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20.16" calcext:value-type="float">
            <text:p>20,16</text:p>
          </table:table-cell>
          <table:table-cell/>
          <table:table-cell table:formula="of:=[.A35]/0.938" office:value-type="float" office:value="0.852878464818763" calcext:value-type="float">
            <text:p>0,852878464818763</text:p>
          </table:table-cell>
          <table:table-cell table:formula="of:=[.B35]/27.87" office:value-type="float" office:value="1.00932902762827" calcext:value-type="float">
            <text:p>1,00932902762827</text:p>
          </table:table-cell>
          <table:table-cell/>
          <table:table-cell table:formula="of:=[.D35]/0.489" office:value-type="float" office:value="0.572597137014315" calcext:value-type="float">
            <text:p>0,572597137014315</text:p>
          </table:table-cell>
          <table:table-cell table:formula="of:=[.E35]/19.54" office:value-type="float" office:value="1.03172978505629" calcext:value-type="float">
            <text:p>1,03172978505629</text:p>
          </table:table-cell>
          <table:table-cell/>
          <table:table-cell office:value-type="float" office:value="1.012" calcext:value-type="float">
            <text:p>1,012</text:p>
          </table:table-cell>
          <table:table-cell office:value-type="float" office:value="4.5" calcext:value-type="float">
            <text:p>4,5</text:p>
          </table:table-cell>
          <table:table-cell office:value-type="float" office:value="3.6" calcext:value-type="float">
            <text:p>3,6</text:p>
          </table:table-cell>
          <table:table-cell table:formula="of:=[.N35]/[.O35]" office:value-type="float" office:value="1.25" calcext:value-type="float">
            <text:p>1,2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6.45" calcext:value-type="float">
            <text:p>6,45</text:p>
          </table:table-cell>
          <table:table-cell office:value-type="float" office:value="5.4" calcext:value-type="float">
            <text:p>5,4</text:p>
          </table:table-cell>
          <table:table-cell table:formula="of:=[.S35]/[.T35]" office:value-type="float" office:value="1.19444444444444" calcext:value-type="float">
            <text:p>1,19444444444444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28.39" calcext:value-type="float">
            <text:p>28,39</text:p>
          </table:table-cell>
          <table:table-cell/>
          <table:table-cell office:value-type="float" office:value="0.234" calcext:value-type="float">
            <text:p>0,234</text:p>
          </table:table-cell>
          <table:table-cell office:value-type="float" office:value="20.38" calcext:value-type="float">
            <text:p>20,38</text:p>
          </table:table-cell>
          <table:table-cell/>
          <table:table-cell table:formula="of:=[.A36]/0.938" office:value-type="float" office:value="0.671641791044776" calcext:value-type="float">
            <text:p>0,671641791044776</text:p>
          </table:table-cell>
          <table:table-cell table:formula="of:=[.B36]/27.87" office:value-type="float" office:value="1.01865805525655" calcext:value-type="float">
            <text:p>1,01865805525655</text:p>
          </table:table-cell>
          <table:table-cell/>
          <table:table-cell table:formula="of:=[.D36]/0.489" office:value-type="float" office:value="0.478527607361963" calcext:value-type="float">
            <text:p>0,478527607361963</text:p>
          </table:table-cell>
          <table:table-cell table:formula="of:=[.E36]/19.54" office:value-type="float" office:value="1.04298874104401" calcext:value-type="float">
            <text:p>1,04298874104401</text:p>
          </table:table-cell>
          <table:table-cell table:number-columns-repeated="6"/>
          <table:table-cell office:value-type="float" office:value="1.029" calcext:value-type="float">
            <text:p>1,029</text:p>
          </table:table-cell>
          <table:table-cell office:value-type="float" office:value="6.6" calcext:value-type="float">
            <text:p>6,6</text:p>
          </table:table-cell>
          <table:table-cell office:value-type="float" office:value="5.4" calcext:value-type="float">
            <text:p>5,4</text:p>
          </table:table-cell>
          <table:table-cell table:formula="of:=[.S36]/[.T36]" office:value-type="float" office:value="1.22222222222222" calcext:value-type="float">
            <text:p>1,22222222222222</text:p>
          </table:table-cell>
        </table:table-row>
        <table:table-row table:style-name="ro1">
          <table:table-cell office:value-type="float" office:value="0.758" calcext:value-type="float">
            <text:p>0,758</text:p>
          </table:table-cell>
          <table:table-cell office:value-type="float" office:value="28.2" calcext:value-type="float">
            <text:p>28,2</text:p>
          </table:table-cell>
          <table:table-cell/>
          <table:table-cell office:value-type="float" office:value="0.227" calcext:value-type="float">
            <text:p>0,227</text:p>
          </table:table-cell>
          <table:table-cell office:value-type="float" office:value="20.42" calcext:value-type="float">
            <text:p>20,42</text:p>
          </table:table-cell>
          <table:table-cell/>
          <table:table-cell table:formula="of:=[.A37]/0.938" office:value-type="float" office:value="0.808102345415778" calcext:value-type="float">
            <text:p>0,808102345415778</text:p>
          </table:table-cell>
          <table:table-cell table:formula="of:=[.B37]/27.87" office:value-type="float" office:value="1.01184068891281" calcext:value-type="float">
            <text:p>1,01184068891281</text:p>
          </table:table-cell>
          <table:table-cell/>
          <table:table-cell table:formula="of:=[.D37]/0.489" office:value-type="float" office:value="0.464212678936605" calcext:value-type="float">
            <text:p>0,464212678936605</text:p>
          </table:table-cell>
          <table:table-cell table:formula="of:=[.E37]/19.54" office:value-type="float" office:value="1.04503582395087" calcext:value-type="float">
            <text:p>1,04503582395087</text:p>
          </table:table-cell>
          <table:table-cell/>
          <table:table-cell office:value-type="float" office:value="0.94" calcext:value-type="float">
            <text:p>0,94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table:number-columns-repeated="5"/>
        </table:table-row>
        <table:table-row table:style-name="ro1">
          <table:table-cell office:value-type="float" office:value="0.868" calcext:value-type="float">
            <text:p>0,86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217" calcext:value-type="float">
            <text:p>0,217</text:p>
          </table:table-cell>
          <table:table-cell office:value-type="float" office:value="20.47" calcext:value-type="float">
            <text:p>20,47</text:p>
          </table:table-cell>
          <table:table-cell/>
          <table:table-cell table:formula="of:=[.A38]/0.938" office:value-type="float" office:value="0.925373134328358" calcext:value-type="float">
            <text:p>0,925373134328358</text:p>
          </table:table-cell>
          <table:table-cell table:formula="of:=[.B38]/27.87" office:value-type="float" office:value="1.00466451381414" calcext:value-type="float">
            <text:p>1,00466451381414</text:p>
          </table:table-cell>
          <table:table-cell/>
          <table:table-cell table:formula="of:=[.D38]/0.489" office:value-type="float" office:value="0.443762781186094" calcext:value-type="float">
            <text:p>0,443762781186094</text:p>
          </table:table-cell>
          <table:table-cell table:formula="of:=[.E38]/19.54" office:value-type="float" office:value="1.04759467758444" calcext:value-type="float">
            <text:p>1,04759467758444</text:p>
          </table:table-cell>
          <table:table-cell/>
          <table:table-cell office:value-type="float" office:value="1.075" calcext:value-type="float">
            <text:p>1,075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table:number-columns-repeated="5"/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28.116" calcext:value-type="float">
            <text:p>28,116</text:p>
          </table:table-cell>
          <table:table-cell/>
          <table:table-cell office:value-type="float" office:value="0.205" calcext:value-type="float">
            <text:p>0,205</text:p>
          </table:table-cell>
          <table:table-cell office:value-type="float" office:value="20.55" calcext:value-type="float">
            <text:p>20,55</text:p>
          </table:table-cell>
          <table:table-cell/>
          <table:table-cell table:formula="of:=[.A39]/0.938" office:value-type="float" office:value="0.863539445628998" calcext:value-type="float">
            <text:p>0,863539445628998</text:p>
          </table:table-cell>
          <table:table-cell table:formula="of:=[.B39]/27.87" office:value-type="float" office:value="1.00882669537137" calcext:value-type="float">
            <text:p>1,00882669537137</text:p>
          </table:table-cell>
          <table:table-cell/>
          <table:table-cell table:formula="of:=[.D39]/0.489" office:value-type="float" office:value="0.419222903885481" calcext:value-type="float">
            <text:p>0,419222903885481</text:p>
          </table:table-cell>
          <table:table-cell table:formula="of:=[.E39]/19.54" office:value-type="float" office:value="1.05168884339816" calcext:value-type="float">
            <text:p>1,05168884339816</text:p>
          </table:table-cell>
          <table:table-cell/>
          <table:table-cell office:value-type="float" office:value="0.94" calcext:value-type="float">
            <text:p>0,94</text:p>
          </table:table-cell>
          <table:table-cell table:number-columns-repeated="2"/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0.808" calcext:value-type="float">
            <text:p>0,808</text:p>
          </table:table-cell>
          <table:table-cell office:value-type="float" office:value="28.121" calcext:value-type="float">
            <text:p>28,121</text:p>
          </table:table-cell>
          <table:table-cell/>
          <table:table-cell office:value-type="float" office:value="0.199" calcext:value-type="float">
            <text:p>0,199</text:p>
          </table:table-cell>
          <table:table-cell office:value-type="float" office:value="20.58" calcext:value-type="float">
            <text:p>20,58</text:p>
          </table:table-cell>
          <table:table-cell/>
          <table:table-cell table:formula="of:=[.A40]/0.938" office:value-type="float" office:value="0.861407249466951" calcext:value-type="float">
            <text:p>0,861407249466951</text:p>
          </table:table-cell>
          <table:table-cell table:formula="of:=[.B40]/27.87" office:value-type="float" office:value="1.00900609974883" calcext:value-type="float">
            <text:p>1,00900609974883</text:p>
          </table:table-cell>
          <table:table-cell/>
          <table:table-cell table:formula="of:=[.D40]/0.489" office:value-type="float" office:value="0.406952965235174" calcext:value-type="float">
            <text:p>0,406952965235174</text:p>
          </table:table-cell>
          <table:table-cell table:formula="of:=[.E40]/19.54" office:value-type="float" office:value="1.0532241555783" calcext:value-type="float">
            <text:p>1,0532241555783</text:p>
          </table:table-cell>
          <table:table-cell/>
          <table:table-cell office:value-type="float" office:value="1.075" calcext:value-type="float">
            <text:p>1,075</text:p>
          </table:table-cell>
          <table:table-cell table:number-columns-repeated="2"/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28.25" calcext:value-type="float">
            <text:p>28,25</text:p>
          </table:table-cell>
          <table:table-cell table:number-columns-repeated="4"/>
          <table:table-cell table:formula="of:=[.A41]/0.938" office:value-type="float" office:value="0.772921108742004" calcext:value-type="float">
            <text:p>0,772921108742004</text:p>
          </table:table-cell>
          <table:table-cell table:formula="of:=[.B41]/27.87" office:value-type="float" office:value="1.01363473268748" calcext:value-type="float">
            <text:p>1,01363473268748</text:p>
          </table:table-cell>
          <table:table-cell table:number-columns-repeated="13"/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28.396" calcext:value-type="float">
            <text:p>28,396</text:p>
          </table:table-cell>
          <table:table-cell table:number-columns-repeated="4"/>
          <table:table-cell table:formula="of:=[.A42]/0.938" office:value-type="float" office:value="0.671641791044776" calcext:value-type="float">
            <text:p>0,671641791044776</text:p>
          </table:table-cell>
          <table:table-cell table:formula="of:=[.B42]/27.87" office:value-type="float" office:value="1.01887334050951" calcext:value-type="float">
            <text:p>1,01887334050951</text:p>
          </table:table-cell>
          <table:table-cell table:number-columns-repeated="13"/>
        </table:table-row>
        <table:table-row table:style-name="ro1">
          <table:table-cell office:value-type="float" office:value="0.609" calcext:value-type="float">
            <text:p>0,609</text:p>
          </table:table-cell>
          <table:table-cell office:value-type="float" office:value="28.43" calcext:value-type="float">
            <text:p>28,43</text:p>
          </table:table-cell>
          <table:table-cell table:number-columns-repeated="4"/>
          <table:table-cell table:formula="of:=[.A43]/0.938" office:value-type="float" office:value="0.649253731343284" calcext:value-type="float">
            <text:p>0,649253731343284</text:p>
          </table:table-cell>
          <table:table-cell table:formula="of:=[.B43]/27.87" office:value-type="float" office:value="1.02009329027628" calcext:value-type="float">
            <text:p>1,02009329027628</text:p>
          </table:table-cell>
          <table:table-cell table:number-columns-repeated="13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28.6" calcext:value-type="float">
            <text:p>28,6</text:p>
          </table:table-cell>
          <table:table-cell table:number-columns-repeated="4"/>
          <table:table-cell table:formula="of:=[.A44]/0.938" office:value-type="float" office:value="0.554371002132196" calcext:value-type="float">
            <text:p>0,554371002132196</text:p>
          </table:table-cell>
          <table:table-cell table:formula="of:=[.B44]/27.87" office:value-type="float" office:value="1.02619303911015" calcext:value-type="float">
            <text:p>1,02619303911015</text:p>
          </table:table-cell>
          <table:table-cell table:number-columns-repeated="13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28.48" calcext:value-type="float">
            <text:p>28,48</text:p>
          </table:table-cell>
          <table:table-cell table:number-columns-repeated="4"/>
          <table:table-cell table:formula="of:=[.A45]/0.938" office:value-type="float" office:value="0.618336886993603" calcext:value-type="float">
            <text:p>0,618336886993603</text:p>
          </table:table-cell>
          <table:table-cell table:formula="of:=[.B45]/27.87" office:value-type="float" office:value="1.02188733405095" calcext:value-type="float">
            <text:p>1,02188733405095</text:p>
          </table:table-cell>
          <table:table-cell table:number-columns-repeated="13"/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28.34" calcext:value-type="float">
            <text:p>28,34</text:p>
          </table:table-cell>
          <table:table-cell table:number-columns-repeated="4"/>
          <table:table-cell table:formula="of:=[.A46]/0.938" office:value-type="float" office:value="0.70362473347548" calcext:value-type="float">
            <text:p>0,70362473347548</text:p>
          </table:table-cell>
          <table:table-cell table:formula="of:=[.B46]/27.87" office:value-type="float" office:value="1.01686401148188" calcext:value-type="float">
            <text:p>1,01686401148188</text:p>
          </table:table-cell>
          <table:table-cell/>
          <table:table-cell office:value-type="float" office:value="0.707" calcext:value-type="float">
            <text:p>0,707</text:p>
          </table:table-cell>
          <table:table-cell office:value-type="float" office:value="0.93" calcext:value-type="float">
            <text:p>0,9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0.707" calcext:value-type="float">
            <text:p>0,707</text:p>
          </table:table-cell>
          <table:table-cell office:value-type="float" office:value="1.06" calcext:value-type="float">
            <text:p>1,0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уровень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.00.0000</text:date>, <text:time style:data-style-name="N2" text:time-value="08:44:10.9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5T01:09:10.953000000</meta:creation-date>
    <meta:generator>LibreOffice/7.1.0.3$Windows_X86_64 LibreOffice_project/f6099ecf3d29644b5008cc8f48f42f4a40986e4c</meta:generator>
    <dc:date>2021-12-15T10:56:31.510000000</dc:date>
    <meta:editing-duration>PT1H7M13S</meta:editing-duration>
    <meta:editing-cycles>8</meta:editing-cycles>
    <meta:document-statistic meta:table-count="1" meta:cell-count="45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2b2b2" draw:fill="none" draw:fill-color="#e6e6e6" draw:opacity-name="ChartTransparencyGradient_20_1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.93" chart:maximum="1.06" chart:origin="0" chart:interval-major="0.01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.35" chart:maximum="1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161cm" svg:height="17.31cm" xlink:href=".." xlink:type="simple" chart:class="chart:scatter" chart:style-name="ch1">
        <chart:title svg:x="12.433cm" svg:y="0.228cm" chart:style-name="ch2">
          <text:p>U/U_0(f/f_0)</text:p>
        </chart:title>
        <chart:legend chart:legend-position="end" svg:x="26.623cm" svg:y="1.057cm" style:legend-expansion="custom" svg:width="5.067cm" svg:height="1.527cm" style:legend-expansion-aspect-ratio="3.31827111984283" chart:style-name="ch3"/>
        <chart:plot-area chart:style-name="ch4" table:cell-range-address="Лист1.G23:Лист1.H46 Лист1.A19:Лист1.A19 Лист1.D19:Лист1.D19 Лист1.J21:Лист1.J47 Лист1.K48:Лист1.K48" chart:data-source-has-labels="row" svg:x="1.231cm" svg:y="1.432cm" svg:width="25.45cm" svg:height="15.255cm">
          <chart:coordinate-region svg:x="2.159cm" svg:y="1.432cm" svg:width="24.182cm" svg:height="14.602cm"/>
          <chart:axis chart:dimension="x" chart:name="primary-x" chart:style-name="ch5">
            <chart:title svg:x="27.049cm" svg:y="15.724cm" chart:style-name="ch6">
              <text:p>f/f_0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1.236cm" svg:y="1.766cm" chart:style-name="ch10">
              <text:p>U/U_0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G23:Лист1.G46" chart:label-cell-address="Лист1.A19:Лист1.A19" chart:class="chart:scatter">
            <chart:domain table:cell-range-address="Лист1.H23:Лист1.H46"/>
            <chart:data-point chart:repeated="24"/>
          </chart:series>
          <chart:series chart:style-name="ch12" chart:values-cell-range-address="Лист1.J21:Лист1.J45" chart:label-cell-address="Лист1.D19:Лист1.D19" chart:class="chart:scatter">
            <chart:domain table:cell-range-address="Лист1.K21:Лист1.K45"/>
            <chart:data-point chart:repeated="25"/>
          </chart:series>
          <chart:series chart:style-name="ch13" chart:values-cell-range-address="Лист1.J46:Лист1.J47" chart:label-cell-address="Лист1.K48:Лист1.K48" chart:class="chart:scatter">
            <chart:domain table:cell-range-address="Лист1.K46:Лист1.K4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C2, E = 0,202 В</text:p>
                <draw:g>
                  <svg:desc>Лист1.A19:Лист1.A19</svg:desc>
                </draw:g>
              </table:table-cell>
              <table:table-cell office:value-type="string">
                <text:p>Столбец K</text:p>
              </table:table-cell>
              <table:table-cell office:value-type="string">
                <text:p>C5, E = 0,202 В</text:p>
                <draw:g>
                  <svg:desc>Лист1.D19:Лист1.D19</svg:desc>
                </draw:g>
              </table:table-cell>
              <table:table-cell office:value-type="string">
                <text:p>Столбец K</text:p>
              </table:table-cell>
              <table:table-cell office:value-type="string">
                <text:p>уровень</text:p>
                <draw:g>
                  <svg:desc>Лист1.K48:Лист1.K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4165769644779">
                <text:p>0.974165769644779</text:p>
                <draw:g>
                  <svg:desc>Лист1.H23:Лист1.H46</svg:desc>
                </draw:g>
              </table:table-cell>
              <table:table-cell office:value-type="float" office:value="0.591684434968017">
                <text:p>0.591684434968017</text:p>
                <draw:g>
                  <svg:desc>Лист1.G23:Лист1.G46</svg:desc>
                </draw:g>
              </table:table-cell>
              <table:table-cell office:value-type="float" office:value="0.939611054247697">
                <text:p>0.939611054247697</text:p>
                <draw:g>
                  <svg:desc>Лист1.K21:Лист1.K45</svg:desc>
                </draw:g>
              </table:table-cell>
              <table:table-cell office:value-type="float" office:value="0.380368098159509">
                <text:p>0.380368098159509</text:p>
                <draw:g>
                  <svg:desc>Лист1.J21:Лист1.J45</svg:desc>
                </draw:g>
              </table:table-cell>
              <table:table-cell office:value-type="float" office:value="0.93">
                <text:p>0.93</text:p>
                <draw:g>
                  <svg:desc>Лист1.K46:Лист1.K47</svg:desc>
                </draw:g>
              </table:table-cell>
              <table:table-cell office:value-type="float" office:value="0.707">
                <text:p>0.707</text:p>
                <draw:g>
                  <svg:desc>Лист1.J46:Лист1.J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7395048439182">
                <text:p>0.977395048439182</text:p>
              </table:table-cell>
              <table:table-cell office:value-type="float" office:value="0.652452025586354">
                <text:p>0.652452025586354</text:p>
              </table:table-cell>
              <table:table-cell office:value-type="float" office:value="0.945240532241556">
                <text:p>0.945240532241556</text:p>
              </table:table-cell>
              <table:table-cell office:value-type="float" office:value="0.417177914110429">
                <text:p>0.417177914110429</text:p>
              </table:table-cell>
              <table:table-cell office:value-type="float" office:value="1.06">
                <text:p>1.06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9547900968784">
                <text:p>0.979547900968784</text:p>
              </table:table-cell>
              <table:table-cell office:value-type="float" office:value="0.685501066098081">
                <text:p>0.685501066098081</text:p>
              </table:table-cell>
              <table:table-cell office:value-type="float" office:value="0.953428863868987">
                <text:p>0.953428863868987</text:p>
              </table:table-cell>
              <table:table-cell office:value-type="float" office:value="0.480572597137014">
                <text:p>0.48057259713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830283458916">
                <text:p>0.978830283458916</text:p>
              </table:table-cell>
              <table:table-cell office:value-type="float" office:value="0.674840085287847">
                <text:p>0.674840085287847</text:p>
              </table:table-cell>
              <table:table-cell office:value-type="float" office:value="0.957011258955988">
                <text:p>0.957011258955988</text:p>
              </table:table-cell>
              <table:table-cell office:value-type="float" office:value="0.517382413087935">
                <text:p>0.51738241308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8518119842124">
                <text:p>0.988518119842124</text:p>
              </table:table-cell>
              <table:table-cell office:value-type="float" office:value="0.875266524520256">
                <text:p>0.875266524520256</text:p>
              </table:table-cell>
              <table:table-cell office:value-type="float" office:value="0.967246673490276">
                <text:p>0.967246673490276</text:p>
              </table:table-cell>
              <table:table-cell office:value-type="float" office:value="0.627811860940695">
                <text:p>0.627811860940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4930032292788">
                <text:p>0.984930032292788</text:p>
              </table:table-cell>
              <table:table-cell office:value-type="float" office:value="0.800639658848614">
                <text:p>0.800639658848614</text:p>
              </table:table-cell>
              <table:table-cell office:value-type="float" office:value="0.970317297850563">
                <text:p>0.970317297850563</text:p>
              </table:table-cell>
              <table:table-cell office:value-type="float" office:value="0.674846625766871">
                <text:p>0.67484662576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7488338715465">
                <text:p>0.997488338715465</text:p>
              </table:table-cell>
              <table:table-cell office:value-type="float" office:value="0.99680170575693">
                <text:p>0.99680170575693</text:p>
              </table:table-cell>
              <table:table-cell office:value-type="float" office:value="0.979017400204708">
                <text:p>0.979017400204708</text:p>
              </table:table-cell>
              <table:table-cell office:value-type="float" office:value="0.805725971370143">
                <text:p>0.80572597137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4488697524219">
                <text:p>0.974488697524219</text:p>
              </table:table-cell>
              <table:table-cell office:value-type="float" office:value="0.597014925373134">
                <text:p>0.597014925373134</text:p>
              </table:table-cell>
              <table:table-cell office:value-type="float" office:value="0.980040941658137">
                <text:p>0.980040941658137</text:p>
              </table:table-cell>
              <table:table-cell office:value-type="float" office:value="0.81799591002045">
                <text:p>0.8179959100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2777179763186">
                <text:p>0.982777179763186</text:p>
              </table:table-cell>
              <table:table-cell office:value-type="float" office:value="0.754797441364606">
                <text:p>0.754797441364606</text:p>
              </table:table-cell>
              <table:table-cell office:value-type="float" office:value="0.987717502558854">
                <text:p>0.987717502558854</text:p>
              </table:table-cell>
              <table:table-cell office:value-type="float" office:value="0.940695296523517">
                <text:p>0.94069529652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3182633656261">
                <text:p>0.993182633656261</text:p>
              </table:table-cell>
              <table:table-cell office:value-type="float" office:value="0.960554371002132">
                <text:p>0.960554371002132</text:p>
              </table:table-cell>
              <table:table-cell office:value-type="float" office:value="1.00307062436029">
                <text:p>1.00307062436029</text:p>
              </table:table-cell>
              <table:table-cell office:value-type="float" office:value="0.961145194274029">
                <text:p>0.96114519427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7441693577323">
                <text:p>0.987441693577323</text:p>
              </table:table-cell>
              <table:table-cell office:value-type="float" office:value="0.85501066098081">
                <text:p>0.85501066098081</text:p>
              </table:table-cell>
              <table:table-cell office:value-type="float" office:value="1.007164790174">
                <text:p>1.007164790174</text:p>
              </table:table-cell>
              <table:table-cell office:value-type="float" office:value="0.920245398773006">
                <text:p>0.920245398773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466451381414">
                <text:p>1.00466451381414</text:p>
              </table:table-cell>
              <table:table-cell office:value-type="float" office:value="0.93816631130064">
                <text:p>0.93816631130064</text:p>
              </table:table-cell>
              <table:table-cell office:value-type="float" office:value="1.02047082906858">
                <text:p>1.02047082906858</text:p>
              </table:table-cell>
              <table:table-cell office:value-type="float" office:value="0.7280163599182">
                <text:p>0.728016359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932902762827">
                <text:p>1.00932902762827</text:p>
              </table:table-cell>
              <table:table-cell office:value-type="float" office:value="0.852878464818763">
                <text:p>0.852878464818763</text:p>
              </table:table-cell>
              <table:table-cell office:value-type="float" office:value="1.02149437052201">
                <text:p>1.02149437052201</text:p>
              </table:table-cell>
              <table:table-cell office:value-type="float" office:value="0.713701431492842">
                <text:p>0.71370143149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865805525655">
                <text:p>1.01865805525655</text:p>
              </table:table-cell>
              <table:table-cell office:value-type="float" office:value="0.671641791044776">
                <text:p>0.671641791044776</text:p>
              </table:table-cell>
              <table:table-cell office:value-type="float" office:value="1.02507676560901">
                <text:p>1.02507676560901</text:p>
              </table:table-cell>
              <table:table-cell office:value-type="float" office:value="0.662576687116564">
                <text:p>0.66257668711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184068891281">
                <text:p>1.01184068891281</text:p>
              </table:table-cell>
              <table:table-cell office:value-type="float" office:value="0.808102345415778">
                <text:p>0.808102345415778</text:p>
              </table:table-cell>
              <table:table-cell office:value-type="float" office:value="1.03172978505629">
                <text:p>1.03172978505629</text:p>
              </table:table-cell>
              <table:table-cell office:value-type="float" office:value="0.572597137014315">
                <text:p>0.57259713701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466451381414">
                <text:p>1.00466451381414</text:p>
              </table:table-cell>
              <table:table-cell office:value-type="float" office:value="0.925373134328358">
                <text:p>0.925373134328358</text:p>
              </table:table-cell>
              <table:table-cell office:value-type="float" office:value="1.04298874104401">
                <text:p>1.04298874104401</text:p>
              </table:table-cell>
              <table:table-cell office:value-type="float" office:value="0.478527607361963">
                <text:p>0.47852760736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882669537137">
                <text:p>1.00882669537137</text:p>
              </table:table-cell>
              <table:table-cell office:value-type="float" office:value="0.863539445628998">
                <text:p>0.863539445628998</text:p>
              </table:table-cell>
              <table:table-cell office:value-type="float" office:value="1.04503582395087">
                <text:p>1.04503582395087</text:p>
              </table:table-cell>
              <table:table-cell office:value-type="float" office:value="0.464212678936605">
                <text:p>0.46421267893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900609974883">
                <text:p>1.00900609974883</text:p>
              </table:table-cell>
              <table:table-cell office:value-type="float" office:value="0.861407249466951">
                <text:p>0.861407249466951</text:p>
              </table:table-cell>
              <table:table-cell office:value-type="float" office:value="1.04759467758444">
                <text:p>1.04759467758444</text:p>
              </table:table-cell>
              <table:table-cell office:value-type="float" office:value="0.443762781186094">
                <text:p>0.44376278118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363473268748">
                <text:p>1.01363473268748</text:p>
              </table:table-cell>
              <table:table-cell office:value-type="float" office:value="0.772921108742004">
                <text:p>0.772921108742004</text:p>
              </table:table-cell>
              <table:table-cell office:value-type="float" office:value="1.05168884339816">
                <text:p>1.05168884339816</text:p>
              </table:table-cell>
              <table:table-cell office:value-type="float" office:value="0.419222903885481">
                <text:p>0.41922290388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887334050951">
                <text:p>1.01887334050951</text:p>
              </table:table-cell>
              <table:table-cell office:value-type="float" office:value="0.671641791044776">
                <text:p>0.671641791044776</text:p>
              </table:table-cell>
              <table:table-cell office:value-type="float" office:value="1.0532241555783">
                <text:p>1.0532241555783</text:p>
              </table:table-cell>
              <table:table-cell office:value-type="float" office:value="0.406952965235174">
                <text:p>0.40695296523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2009329027628">
                <text:p>1.02009329027628</text:p>
              </table:table-cell>
              <table:table-cell office:value-type="float" office:value="0.649253731343284">
                <text:p>0.64925373134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619303911015">
                <text:p>1.02619303911015</text:p>
              </table:table-cell>
              <table:table-cell office:value-type="float" office:value="0.554371002132196">
                <text:p>0.55437100213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2188733405095">
                <text:p>1.02188733405095</text:p>
              </table:table-cell>
              <table:table-cell office:value-type="float" office:value="0.618336886993603">
                <text:p>0.61833688699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686401148188">
                <text:p>1.01686401148188</text:p>
              </table:table-cell>
              <table:table-cell office:value-type="float" office:value="0.70362473347548">
                <text:p>0.7036247334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width="0.02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.94" chart:maximum="1.075" chart:origin="0" chart:interval-major="0.015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.4" chart:maximum="1.45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5cm" svg:stroke-color="#808080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5cm" svg:stroke-color="#666666" draw:fill-color="#66666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122cm" svg:height="16.508cm" xlink:href=".." xlink:type="simple" chart:class="chart:scatter" chart:style-name="ch1">
        <chart:title svg:x="12.898cm" svg:y="0.466cm" chart:style-name="ch2">
          <text:p>dfi/pi(f/f_0)</text:p>
        </chart:title>
        <chart:legend chart:legend-position="end" svg:x="25.553cm" svg:y="0.915cm" style:legend-expansion="custom" svg:width="1.917cm" svg:height="3.87cm" style:legend-expansion-aspect-ratio="0.495348837209302" chart:style-name="ch3"/>
        <chart:plot-area chart:style-name="ch4" table:cell-range-address="Лист1.M21:Лист1.M35 Лист1.M19:Лист1.M19 Лист1.P21:Лист1.P35 Лист1.R19:Лист1.R19 Лист1.U21:Лист1.U35 Лист1.P37:Лист1.P40" chart:data-source-has-labels="row" svg:x="0.512cm" svg:y="1.198cm" svg:width="25.263cm" svg:height="15.03cm">
          <chart:coordinate-region svg:x="1.25cm" svg:y="1.198cm" svg:width="24.089cm" svg:height="14.377cm"/>
          <chart:axis chart:dimension="x" chart:name="primary-x" chart:style-name="ch5">
            <chart:title svg:x="26.395cm" svg:y="15.337cm" chart:style-name="ch6">
              <text:p>f/f_0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325cm" svg:y="1.6cm" chart:style-name="ch10">
              <text:p>dfi/pi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P21:Лист1.P35" chart:label-cell-address="Лист1.M19:Лист1.M19" chart:class="chart:scatter">
            <chart:domain table:cell-range-address="Лист1.M21:Лист1.M35"/>
            <chart:data-point chart:repeated="6"/>
            <chart:data-point chart:style-name="ch12"/>
            <chart:data-point chart:repeated="8"/>
          </chart:series>
          <chart:series chart:style-name="ch13" chart:values-cell-range-address="Лист1.U21:Лист1.U35" chart:label-cell-address="Лист1.R19:Лист1.R19" chart:class="chart:scatter">
            <chart:domain table:cell-range-address="Лист1.R21:Лист1.R35"/>
            <chart:data-point chart:repeated="15"/>
          </chart:series>
          <chart:series chart:style-name="ch14" chart:values-cell-range-address="Лист1.P37:Лист1.P38" chart:class="chart:scatter">
            <chart:domain table:cell-range-address="Лист1.M37:Лист1.M38"/>
            <chart:data-point chart:repeated="2"/>
          </chart:series>
          <chart:series chart:style-name="ch15" chart:values-cell-range-address="Лист1.P39:Лист1.P40" chart:class="chart:scatter">
            <chart:domain table:cell-range-address="Лист1.M39:Лист1.M40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C2</text:p>
                <draw:g>
                  <svg:desc>Лист1.M19:Лист1.M19</svg:desc>
                </draw:g>
              </table:table-cell>
              <table:table-cell office:value-type="string">
                <text:p>Столбец R</text:p>
              </table:table-cell>
              <table:table-cell office:value-type="string">
                <text:p>C5</text:p>
                <draw:g>
                  <svg:desc>Лист1.R19:Лист1.R19</svg:desc>
                </draw:g>
              </table:table-cell>
              <table:table-cell office:value-type="string">
                <text:p>Столбец M</text:p>
              </table:table-cell>
              <table:table-cell office:value-type="string">
                <text:p>Столбец P</text:p>
              </table:table-cell>
              <table:table-cell office:value-type="string">
                <text:p>Столбец M</text:p>
              </table:table-cell>
              <table:table-cell office:value-type="string">
                <text:p>Столбец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9">
                <text:p>0.949</text:p>
                <draw:g>
                  <svg:desc>Лист1.M21:Лист1.M35</svg:desc>
                </draw:g>
              </table:table-cell>
              <table:table-cell office:value-type="float" office:value="0.55">
                <text:p>0.55</text:p>
                <draw:g>
                  <svg:desc>Лист1.P21:Лист1.P35</svg:desc>
                </draw:g>
              </table:table-cell>
              <table:table-cell office:value-type="float" office:value="0.967">
                <text:p>0.967</text:p>
                <draw:g>
                  <svg:desc>Лист1.R21:Лист1.R35</svg:desc>
                </draw:g>
              </table:table-cell>
              <table:table-cell office:value-type="float" office:value="0.689655172413793">
                <text:p>0.689655172413793</text:p>
                <draw:g>
                  <svg:desc>Лист1.U21:Лист1.U35</svg:desc>
                </draw:g>
              </table:table-cell>
              <table:table-cell office:value-type="float" office:value="0.94">
                <text:p>0.94</text:p>
                <draw:g>
                  <svg:desc>Лист1.M37:Лист1.M38</svg:desc>
                </draw:g>
              </table:table-cell>
              <table:table-cell office:value-type="float" office:value="0.75">
                <text:p>0.75</text:p>
                <draw:g>
                  <svg:desc>Лист1.P37:Лист1.P38</svg:desc>
                </draw:g>
              </table:table-cell>
              <table:table-cell office:value-type="float" office:value="0.94">
                <text:p>0.94</text:p>
                <draw:g>
                  <svg:desc>Лист1.M39:Лист1.M40</svg:desc>
                </draw:g>
              </table:table-cell>
              <table:table-cell office:value-type="float" office:value="1.25">
                <text:p>1.25</text:p>
                <draw:g>
                  <svg:desc>Лист1.P39:Лист1.P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9">
                <text:p>0.989</text:p>
              </table:table-cell>
              <table:table-cell office:value-type="float" office:value="0.782051282051282">
                <text:p>0.782051282051282</text:p>
              </table:table-cell>
              <table:table-cell office:value-type="float" office:value="0.986">
                <text:p>0.986</text:p>
              </table:table-cell>
              <table:table-cell office:value-type="float" office:value="0.807017543859649">
                <text:p>0.807017543859649</text:p>
              </table:table-cell>
              <table:table-cell office:value-type="float" office:value="1.075">
                <text:p>1.075</text:p>
              </table:table-cell>
              <table:table-cell office:value-type="float" office:value="0.75">
                <text:p>0.75</text:p>
              </table:table-cell>
              <table:table-cell office:value-type="float" office:value="1.075">
                <text:p>1.0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3">
                <text:p>1.003</text:p>
              </table:table-cell>
              <table:table-cell office:value-type="float" office:value="1.02631578947368">
                <text:p>1.02631578947368</text:p>
              </table:table-cell>
              <table:table-cell office:value-type="float" office:value="0.976">
                <text:p>0.976</text:p>
              </table:table-cell>
              <table:table-cell office:value-type="float" office:value="0.721739130434783">
                <text:p>0.721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3">
                <text:p>0.983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0.954">
                <text:p>0.954</text:p>
              </table:table-cell>
              <table:table-cell office:value-type="float" office:value="0.669565217391304">
                <text:p>0.66956521739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4">
                <text:p>0.944</text:p>
              </table:table-cell>
              <table:table-cell office:value-type="float" office:value="0.6">
                <text:p>0.6</text:p>
              </table:table-cell>
              <table:table-cell office:value-type="float" office:value="0.943">
                <text:p>0.943</text:p>
              </table:table-cell>
              <table:table-cell office:value-type="float" office:value="0.637931034482759">
                <text:p>0.63793103448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3">
                <text:p>0.963</text:p>
              </table:table-cell>
              <table:table-cell office:value-type="float" office:value="0.625">
                <text:p>0.625</text:p>
              </table:table-cell>
              <table:table-cell office:value-type="float" office:value="0.997">
                <text:p>0.997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9">
                <text:p>0.989</text:p>
              </table:table-cell>
              <table:table-cell office:value-type="float" office:value="0.815789473684211">
                <text:p>0.815789473684211</text:p>
              </table:table-cell>
              <table:table-cell office:value-type="float" office:value="0.998">
                <text:p>0.998</text:p>
              </table:table-cell>
              <table:table-cell office:value-type="float" office:value="0.981481481481481">
                <text:p>0.98148148148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4">
                <text:p>0.974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981">
                <text:p>0.981</text:p>
              </table:table-cell>
              <table:table-cell office:value-type="float" office:value="0.803571428571429">
                <text:p>0.80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8">
                <text:p>1.008</text:p>
              </table:table-cell>
              <table:table-cell office:value-type="float" office:value="1.12162162162162">
                <text:p>1.12162162162162</text:p>
              </table:table-cell>
              <table:table-cell office:value-type="float" office:value="1.01">
                <text:p>1.01</text:p>
              </table:table-cell>
              <table:table-cell office:value-type="float" office:value="1.09259259259259">
                <text:p>1.09259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2">
                <text:p>1.052</text:p>
              </table:table-cell>
              <table:table-cell office:value-type="float" office:value="1.36111111111111">
                <text:p>1.36111111111111</text:p>
              </table:table-cell>
              <table:table-cell office:value-type="float" office:value="1.035">
                <text:p>1.035</text:p>
              </table:table-cell>
              <table:table-cell office:value-type="float" office:value="1.29807692307692">
                <text:p>1.298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2">
                <text:p>1.022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07">
                <text:p>1.07</text:p>
              </table:table-cell>
              <table:table-cell office:value-type="float" office:value="1.31132075471698">
                <text:p>1.3113207547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8">
                <text:p>1.008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1.043">
                <text:p>1.043</text:p>
              </table:table-cell>
              <table:table-cell office:value-type="float" office:value="1.30769230769231">
                <text:p>1.3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3">
                <text:p>1.0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014">
                <text:p>1.014</text:p>
              </table:table-cell>
              <table:table-cell office:value-type="float" office:value="1.14018691588785">
                <text:p>1.1401869158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">
                <text:p>1.02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005">
                <text:p>1.005</text:p>
              </table:table-cell>
              <table:table-cell office:value-type="float" office:value="1.1047619047619">
                <text:p>1.1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2">
                <text:p>1.012</text:p>
              </table:table-cell>
              <table:table-cell office:value-type="float" office:value="1.25">
                <text:p>1.25</text:p>
              </table:table-cell>
              <table:table-cell office:value-type="float" office:value="1.02">
                <text:p>1.02</text:p>
              </table:table-cell>
              <table:table-cell office:value-type="float" office:value="1.19444444444444">
                <text:p>1.19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onstant"/>
    </style:style>
    <style:style style:name="ch5" style:family="chart" style:data-style-name="N0">
      <style:chart-properties chart:display-label="true" chart:logarithmic="false" chart:minimum="14" chart:maximum="34" chart:interval-major="2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.42" chart:error-upper-limit="0.4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draw:stroke-dash="Fine_20_Dashed" svg:stroke-width="0.05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663cm" svg:height="17.787cm" xlink:href=".." xlink:type="simple" chart:class="chart:scatter" chart:style-name="ch1">
        <chart:title svg:x="15.613cm" svg:y="0.491cm" chart:style-name="ch2">
          <text:p>R_L(f)</text:p>
        </chart:title>
        <chart:legend chart:legend-position="end" svg:x="28.216cm" svg:y="0.983cm" style:legend-expansion="custom" svg:width="4.443cm" svg:height="5.191cm" style:legend-expansion-aspect-ratio="0.855904450009632" chart:style-name="ch3"/>
        <chart:plot-area chart:style-name="ch4" table:cell-range-address="Лист1.A2:Лист1.A8 Лист1.L1:Лист1.M1 Лист1.K2:Лист1.K8 Лист1.M4:Лист1.M5" chart:data-source-has-labels="row" svg:x="2.104cm" svg:y="1.961cm" svg:width="26.048cm" svg:height="14.779cm">
          <chart:coordinate-region svg:x="2.842cm" svg:y="2.164cm" svg:width="25.118cm" svg:height="13.923cm"/>
          <chart:axis chart:dimension="x" chart:name="primary-x" chart:style-name="ch5">
            <chart:title svg:x="29.213cm" svg:y="15.843cm" chart:style-name="ch6">
              <text:p>f, кГц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98cm" svg:y="3.463cm" chart:style-name="ch10">
              <text:p>R_L, Ом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K2:Лист1.K8" chart:label-cell-address="Лист1.L1:Лист1.L1" chart:class="chart:scatter">
            <chart:domain table:cell-range-address="Лист1.A2:Лист1.A8"/>
            <chart:error-indicator chart:style-name="ch12" chart:dimension="y"/>
            <chart:data-point chart:repeated="7"/>
          </chart:series>
          <chart:series chart:style-name="ch13" chart:values-cell-range-address="Лист1.M4:Лист1.M5" chart:label-cell-address="Лист1.M1:Лист1.M1" chart:class="chart:scatter">
            <chart:domain table:cell-range-address="Лист1.L4:Лист1.L5"/>
            <chart:error-indicator chart:style-name="ch12" chart:dimension="y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R_L</text:p>
                <draw:g>
                  <svg:desc>Лист1.L1:Лист1.L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среднее значение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13">
                <text:p>32.13</text:p>
                <draw:g>
                  <svg:desc>Лист1.A2:Лист1.A8</svg:desc>
                </draw:g>
              </table:table-cell>
              <table:table-cell office:value-type="float" office:value="3.09032390513228">
                <text:p>3.09032390513228</text:p>
                <draw:g>
                  <svg:desc>Лист1.K2:Лист1.K8</svg:desc>
                </draw:g>
              </table:table-cell>
              <table:table-cell office:value-type="float" office:value="14">
                <text:p>14</text:p>
                <draw:g>
                  <svg:desc>Лист1.L4:Лист1.L5</svg:desc>
                </draw:g>
              </table:table-cell>
              <table:table-cell office:value-type="float" office:value="2.4">
                <text:p>2.4</text:p>
                <draw:g>
                  <svg:desc>Лист1.M4:Лист1.M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87">
                <text:p>27.87</text:p>
              </table:table-cell>
              <table:table-cell office:value-type="float" office:value="2.65520879446385">
                <text:p>2.65520879446385</text:p>
              </table:table-cell>
              <table:table-cell office:value-type="float" office:value="34">
                <text:p>3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">
                <text:p>23.1</text:p>
              </table:table-cell>
              <table:table-cell office:value-type="float" office:value="3.14251292315324">
                <text:p>3.1425129231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18">
                <text:p>21.18</text:p>
              </table:table-cell>
              <table:table-cell office:value-type="float" office:value="2.43237293252561">
                <text:p>2.4323729325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54">
                <text:p>19.54</text:p>
              </table:table-cell>
              <table:table-cell office:value-type="float" office:value="2.35245671509981">
                <text:p>2.3524567150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67">
                <text:p>17.67</text:p>
              </table:table-cell>
              <table:table-cell office:value-type="float" office:value="2.32497091992176">
                <text:p>2.3249709199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2">
                <text:p>16.02</text:p>
              </table:table-cell>
              <table:table-cell office:value-type="float" office:value="0.842089514329066">
                <text:p>0.84208951432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